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2pt"/>
    </style:style>
    <style:style style:name="co2" style:family="table-column">
      <style:table-column-properties fo:break-before="auto" style:column-width="452.24pt"/>
    </style:style>
    <style:style style:name="co3" style:family="table-column">
      <style:table-column-properties fo:break-before="auto" style:column-width="25.51pt"/>
    </style:style>
    <style:style style:name="co4" style:family="table-column">
      <style:table-column-properties fo:break-before="auto" style:column-width="74.24pt"/>
    </style:style>
    <style:style style:name="co5" style:family="table-column">
      <style:table-column-properties fo:break-before="auto" style:column-width="94.51pt"/>
    </style:style>
    <style:style style:name="ro1" style:family="table-row">
      <style:table-row-properties style:row-height="15.76pt" fo:break-before="auto" style:use-optimal-row-height="false"/>
    </style:style>
    <style:style style:name="ro2" style:family="table-row">
      <style:table-row-properties style:row-height="24.01pt" fo:break-before="auto" style:use-optimal-row-height="false"/>
    </style:style>
    <style:style style:name="ro3" style:family="table-row">
      <style:table-row-properties style:row-height="27.75pt" fo:break-before="auto" style:use-optimal-row-height="false"/>
    </style:style>
    <style:style style:name="ro4" style:family="table-row">
      <style:table-row-properties style:row-height="31.49pt" fo:break-before="auto" style:use-optimal-row-height="false"/>
    </style:style>
    <style:style style:name="ro5" style:family="table-row">
      <style:table-row-properties style:row-height="111.74pt" fo:break-before="auto" style:use-optimal-row-height="false"/>
    </style:style>
    <style:style style:name="ro6" style:family="table-row">
      <style:table-row-properties style:row-height="15pt"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LEN(TRIM([.B9]))&gt;0)" style:apply-style-name="ConditionalStyle_5f_1" style:base-cell-address="Sheet1.B9"/>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data-style-name="N125">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222222"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3" table:default-cell-style-name="Default"/>
        <table:table-column table:style-name="co5" table:number-columns-repeated="998" table:default-cell-style-name="Default"/>
        <table:table-row table:style-name="ro1">
          <table:table-cell table:style-name="ce1" office:value-type="string" calcext:value-type="string">
            <text:p>original_title</text:p>
          </table:table-cell>
          <table:table-cell table:style-name="ce11" office:value-type="string" calcext:value-type="string">
            <text:p>Prison Population</text:p>
          </table:table-cell>
          <table:table-cell table:style-name="ce12"/>
          <table:table-cell table:number-columns-repeated="3"/>
          <table:table-cell table:style-name="ce25"/>
          <table:table-cell table:number-columns-repeated="1017"/>
        </table:table-row>
        <table:table-row table:style-name="ro1">
          <table:table-cell table:style-name="ce2" office:value-type="string" calcext:value-type="string">
            <text:p>original_indicator_code</text:p>
          </table:table-cell>
          <table:table-cell table:style-name="ce12" table:number-columns-repeated="2"/>
          <table:table-cell table:number-columns-repeated="3"/>
          <table:table-cell table:style-name="ce26"/>
          <table:table-cell table:number-columns-repeated="1017"/>
        </table:table-row>
        <table:table-row table:style-name="ro1">
          <table:table-cell table:style-name="ce2" office:value-type="string" calcext:value-type="string">
            <text:p>title_German</text:p>
          </table:table-cell>
          <table:table-cell table:style-name="ce11" office:value-type="string" calcext:value-type="string">
            <text:p>Gefängnisinsassen</text:p>
          </table:table-cell>
          <table:table-cell table:style-name="ce12"/>
          <table:table-cell table:number-columns-repeated="3"/>
          <table:table-cell table:style-name="ce27"/>
          <table:table-cell table:number-columns-repeated="1017"/>
        </table:table-row>
        <table:table-row table:style-name="ro1">
          <table:table-cell table:style-name="ce2" office:value-type="string" calcext:value-type="string">
            <text:p>sdg</text:p>
          </table:table-cell>
          <table:table-cell table:style-name="ce11" office:value-type="float" office:value="16" calcext:value-type="float">
            <text:p>16</text:p>
          </table:table-cell>
          <table:table-cell table:style-name="ce12"/>
          <table:table-cell table:number-columns-repeated="3"/>
          <table:table-cell table:style-name="ce27"/>
          <table:table-cell table:number-columns-repeated="1017"/>
        </table:table-row>
        <table:table-row table:style-name="ro1">
          <table:table-cell table:style-name="ce3" office:value-type="string" calcext:value-type="string">
            <text:p>short_indicator_description</text:p>
          </table:table-cell>
          <table:table-cell table:style-name="ce12" table:number-columns-repeated="2"/>
          <table:table-cell table:number-columns-repeated="3"/>
          <table:table-cell table:style-name="ce27"/>
          <table:table-cell table:number-columns-repeated="1017"/>
        </table:table-row>
        <table:table-row table:style-name="ro1">
          <table:table-cell table:style-name="ce2" office:value-type="string" calcext:value-type="string">
            <text:p>short_indicator_description$de</text:p>
          </table:table-cell>
          <table:table-cell table:style-name="ce11" office:value-type="string" calcext:value-type="string">
            <text:p>Gefängnisinsassen pro 100.000 Einwohner</text:p>
          </table:table-cell>
          <table:table-cell table:style-name="ce12"/>
          <table:table-cell table:number-columns-repeated="3"/>
          <table:table-cell table:style-name="ce28"/>
          <table:table-cell table:number-columns-repeated="1017"/>
        </table:table-row>
        <table:table-row table:style-name="ro1">
          <table:table-cell table:style-name="ce2" office:value-type="string" calcext:value-type="string">
            <text:p>short_indicator_description$en</text:p>
          </table:table-cell>
          <table:table-cell table:style-name="ce11" office:value-type="string" calcext:value-type="string">
            <text:p>Prison population per 100,000 inhabitants</text:p>
          </table:table-cell>
          <table:table-cell table:style-name="ce12"/>
          <table:table-cell table:number-columns-repeated="3"/>
          <table:table-cell table:style-name="ce29"/>
          <table:table-cell table:number-columns-repeated="1017"/>
        </table:table-row>
        <table:table-row table:style-name="ro2">
          <table:table-cell table:style-name="ce4" office:value-type="string" calcext:value-type="string">
            <text:p>long_indicator_description</text:p>
          </table:table-cell>
          <table:table-cell table:style-name="ce12" table:number-columns-repeated="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text</text:p>
          </table:table-cell>
          <table:table-cell table:style-name="ce13" office:value-type="string" calcext:value-type="string">
            <text:p>The proportion of the population that is imprisoned (per 100,000) is an indicator for the crime and the justice system of a country. <text:s/>The indicator was proposed by the Sustainable Development Solutions Network and is a component of the Humen Development Index. Generally, a low prison population rate points to a low crime rate. Nevertheless, it is also possible that a the prison population is interlinked with the prison capacity or the detention policies of a country. Furthermore, prison population numbers do not yield any information about the conditions in prisons. For instance, Bosnia and Herzegovina has a comparatively low prison population rate, but the Council of Europe reported abuse of prisoners and understaffing in some prisons.</text:p>
          </table:table-cell>
          <table:table-cell table:style-name="ce1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baseunit</text:p>
          </table:table-cell>
          <table:table-cell table:style-name="ce11" office:value-type="string" calcext:value-type="string">
            <text:p>per 100,000 inhabitants</text:p>
          </table:table-cell>
          <table:table-cell table:style-name="ce12"/>
          <table:table-cell table:number-columns-repeated="2"/>
          <table:table-cell table:style-name="ce14"/>
          <table:table-cell table:style-name="ce30"/>
          <table:table-cell table:number-columns-repeated="1017"/>
        </table:table-row>
        <table:table-row table:style-name="ro1">
          <table:table-cell table:style-name="ce5" office:value-type="string" calcext:value-type="string">
            <text:p>long_indicator_description$de$text</text:p>
          </table:table-cell>
          <table:table-cell table:style-name="ce13" office:value-type="string" calcext:value-type="string">
            <text:p>Die Gefangenenrate ist ein Indikator für die Kriminalität und das Rechtssystem eines Landes. Sie gibt an, welcher Anteil der Beölkerung (pro 100.000) in Haft ist, sowohl Verurteilte, als auch die, die auf ihr Gerichtsverfahren warten. Der Indikator wurde vom Sustainable Development Solutions Network vorgeschlagen und ist auch Bestandteil des Human Development Index. Generell weist eine geringe Gefangenenrate auf wenig Kriminalität hin. Dies kann aber auch irreführend sein, da die Gefängnisrate auch ein Zeichen für die Gefängniskapazität oder die 'Einsperrpolitik' eines Landes sein kann. Zusätzlich sagt die Insassenquote nichts über den Zustand der Gefängnisse aus. Zum Beispiel hat Bosnien und Herzegovina eine vergleichsweise geringe Quote, dafür <text:s/>berichtet der Europarat aber von Misshandlungen von Gefangenen und Unterbesetzung in einigen Gefängnissen. </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5" office:value-type="string" calcext:value-type="string">
            <text:p>long_indicator_description$de$baseunit</text:p>
          </table:table-cell>
          <table:table-cell table:style-name="ce14" office:value-type="string" calcext:value-type="string">
            <text:p>pro 100.000 Einwohner</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4" office:value-type="string" calcext:value-type="string">
            <text:p>target</text:p>
          </table:table-cell>
          <table:table-cell table:style-name="ce12" table:number-columns-repeated="2"/>
          <table:table-cell table:number-columns-repeated="2"/>
          <table:table-cell table:style-name="ce14"/>
          <table:table-cell table:style-name="ce32"/>
          <table:table-cell table:number-columns-repeated="1017"/>
        </table:table-row>
        <table:table-row table:style-name="ro2">
          <table:table-cell table:style-name="ce5" office:value-type="string" calcext:value-type="string">
            <text:p>target$type</text:p>
          </table:table-cell>
          <table:table-cell table:style-name="ce11" office:value-type="string" calcext:value-type="string">
            <text:p>less</text:p>
          </table:table-cell>
          <table:table-cell table:style-name="ce12"/>
          <table:table-cell table:number-columns-repeated="2"/>
          <table:table-cell table:style-name="ce24"/>
          <table:table-cell table:style-name="ce31"/>
          <table:table-cell table:number-columns-repeated="1017"/>
        </table:table-row>
        <table:table-row table:style-name="ro1">
          <table:table-cell table:style-name="ce5" office:value-type="string" calcext:value-type="string">
            <text:p>target$value</text:p>
          </table:table-cell>
          <table:table-cell table:style-name="ce11" office:value-type="float" office:value="50" calcext:value-type="float">
            <text:p>50</text:p>
          </table:table-cell>
          <table:table-cell table:style-name="ce12"/>
          <table:table-cell table:number-columns-repeated="2"/>
          <table:table-cell table:style-name="ce14"/>
          <table:table-cell table:style-name="ce30"/>
          <table:table-cell table:number-columns-repeated="1017"/>
        </table:table-row>
        <table:table-row table:style-name="ro3">
          <table:table-cell table:style-name="ce5" office:value-type="string" calcext:value-type="string">
            <text:p>target$rating</text:p>
          </table:table-cell>
          <table:table-cell table:style-name="ce15" office:value-type="float" office:value="50100150200" calcext:value-type="float">
            <text:p>50,100,150,200</text:p>
          </table:table-cell>
          <table:table-cell table:style-name="ce17" table:number-columns-repeated="3"/>
          <table:table-cell table:style-name="ce14"/>
          <table:table-cell table:style-name="ce31"/>
          <table:table-cell table:number-columns-repeated="1017"/>
        </table:table-row>
        <table:table-row table:style-name="ro1">
          <table:table-cell table:style-name="ce5" office:value-type="string" calcext:value-type="string">
            <text:p>target$explanation$de</text:p>
          </table:table-cell>
          <table:table-cell table:style-name="ce11" office:value-type="string" calcext:value-type="string">
            <text:p>Das Sustainable Development Solutions Network stuft eine Gefangenenrate unter 100 als nachhaltig und über 200 als nicht nachhaltig ein. Daraus erarbeiten wir einen Zielwert (sehr nachhaltig) von 50.</text:p>
          </table:table-cell>
          <table:table-cell table:style-name="ce12"/>
          <table:table-cell table:number-columns-repeated="3"/>
          <table:table-cell table:style-name="ce31"/>
          <table:table-cell table:number-columns-repeated="1017"/>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 Network proposes 100 as sustainable and 200 as not sustainable. Based on this the OKF proposes 50 as very sustainable</text:p>
          </table:table-cell>
          <table:table-cell table:style-name="ce12"/>
          <table:table-cell table:number-columns-repeated="3"/>
          <table:table-cell table:style-name="ce31"/>
          <table:table-cell table:number-columns-repeated="1017"/>
        </table:table-row>
        <table:table-row table:style-name="ro4">
          <table:table-cell table:style-name="ce6" office:value-type="string" calcext:value-type="string">
            <text:p>target$target_reference</text:p>
          </table:table-cell>
          <table:table-cell table:style-name="ce16" office:value-type="string" calcext:value-type="string">
            <text:p><text:a xlink:href="http://unsdsn.org/wp-content/uploads/2016/02/160215-Preliminary-SDG-Index-and-SDG-Dashboard-working-paper-for-consultation.pdf" xlink:type="simple">http://unsdsn.org/wp-content/uploads/2016/02/160215-Preliminary-SDG-Index-and-SDG-Dashboard-working-paper-for-consultation.pdf</text:a></text:p>
          </table:table-cell>
          <table:table-cell table:style-name="ce21" table:number-columns-repeated="3"/>
          <table:table-cell/>
          <table:table-cell table:style-name="ce31"/>
          <table:table-cell table:number-columns-repeated="1017"/>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12"/>
          <table:table-cell table:number-columns-repeated="3"/>
          <table:table-cell table:style-name="ce33"/>
          <table:table-cell table:number-columns-repeated="1017"/>
        </table:table-row>
        <table:table-row table:style-name="ro3">
          <table:table-cell table:style-name="ce1" office:value-type="string" calcext:value-type="string">
            <text:p>target$target</text:p>
          </table:table-cell>
          <table:table-cell table:style-name="ce17" office:value-type="float" office:value="16.1" calcext:value-type="float">
            <text:p>16.1</text:p>
          </table:table-cell>
          <table:table-cell table:style-name="ce17" table:number-columns-repeated="3"/>
          <table:table-cell/>
          <table:table-cell table:style-name="ce33"/>
          <table:table-cell table:number-columns-repeated="1017"/>
        </table:table-row>
        <table:table-row table:style-name="ro1">
          <table:table-cell table:style-name="ce1" office:value-type="string" calcext:value-type="string">
            <text:p>target$ministerial_responsibility</text:p>
          </table:table-cell>
          <table:table-cell table:style-name="ce11" office:value-type="string" calcext:value-type="string">
            <text:p>BMJ</text:p>
          </table:table-cell>
          <table:table-cell table:style-name="ce12"/>
          <table:table-cell table:number-columns-repeated="3"/>
          <table:table-cell table:style-name="ce32"/>
          <table:table-cell table:number-columns-repeated="1017"/>
        </table:table-row>
        <table:table-row table:style-name="ro1">
          <table:table-cell table:style-name="ce5" office:value-type="string" calcext:value-type="string">
            <text:p>target$other_relevant_SDGs</text:p>
          </table:table-cell>
          <table:table-cell table:style-name="ce18"/>
          <table:table-cell table:style-name="ce8" table:number-columns-spanned="2" table:number-rows-spanned="1"/>
          <table:covered-table-cell/>
          <table:table-cell table:number-columns-repeated="2"/>
          <table:table-cell table:style-name="ce31"/>
          <table:table-cell table:number-columns-repeated="1017"/>
        </table:table-row>
        <table:table-row table:style-name="ro1">
          <table:table-cell table:style-name="ce3" office:value-type="string" calcext:value-type="string">
            <text:p>scoring</text:p>
          </table:table-cell>
          <table:table-cell table:style-name="ce9" table:number-columns-repeated="2"/>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imestamp</text:p>
          </table:table-cell>
          <table:table-cell table:style-name="ce19" office:value-type="date" office:date-value="2016-10-29" calcext:value-type="date">
            <text:p>29/10/2016</text:p>
          </table:table-cell>
          <table:table-cell table:style-name="ce9"/>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style-name="ce9"/>
          <table:table-cell table:style-name="ce23"/>
          <table:table-cell table:number-columns-repeated="2"/>
          <table:table-cell table:style-name="ce34"/>
          <table:table-cell table:number-columns-repeated="1017"/>
        </table:table-row>
        <table:table-row table:style-name="ro1">
          <table:table-cell table:style-name="ce1" office:value-type="string" calcext:value-type="string">
            <text:p>scoring$timestamp_data_host</text:p>
          </table:table-cell>
          <table:table-cell table:style-name="ce9" office:value-type="float" office:value="2013" calcext:value-type="float">
            <text:p>2013</text:p>
          </table:table-cell>
          <table:table-cell table:style-name="ce9"/>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source</text:p>
          </table:table-cell>
          <table:table-cell table:style-name="ce14"/>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type</text:p>
          </table:table-cell>
          <table:table-cell table:style-name="ce14" office:value-type="string" calcext:value-type="string">
            <text:p>inofficial</text:p>
          </table:table-cell>
          <table:table-cell/>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ource$note</text:p>
          </table:table-cell>
          <table:table-cell table:style-name="ce14"/>
          <table:table-cell/>
          <table:table-cell table:style-name="ce23"/>
          <table:table-cell table:number-columns-repeated="2"/>
          <table:table-cell table:style-name="ce34"/>
          <table:table-cell table:number-columns-repeated="1017"/>
        </table:table-row>
        <table:table-row table:style-name="ro1">
          <table:table-cell table:style-name="ce2" office:value-type="string" calcext:value-type="string">
            <text:p>source$publisher</text:p>
          </table:table-cell>
          <table:table-cell table:style-name="ce14" office:value-type="string" calcext:value-type="string">
            <text:p>World Prison Brief</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link</text:p>
          </table:table-cell>
          <table:table-cell table:style-name="ce20" office:value-type="string" calcext:value-type="string">
            <text:p><text:a xlink:href="http://www.prisonstudies.org/highest-to-lowest/prison_population_rate?field_region_taxonomy_tid=14" xlink:type="simple">http://www.prisonstudies.org/highest-to-lowest/prison_population_rate?field_region_taxonomy_tid=14</text:a></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value</text:p>
          </table:table-cell>
          <table:table-cell table:style-name="ce14" office:value-type="string" calcext:value-type="string">
            <text:p>Sustainable Development Solutions Network</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maintainer</text:p>
          </table:table-cell>
          <table:table-cell table:style-name="ce14" office:value-type="string" calcext:value-type="string">
            <text:p>OKF</text:p>
          </table:table-cell>
          <table:table-cell/>
          <table:table-cell table:style-name="ce23"/>
          <table:table-cell table:number-columns-repeated="2"/>
          <table:table-cell table:style-name="ce27"/>
          <table:table-cell table:number-columns-repeated="1017"/>
        </table:table-row>
        <table:table-row table:style-name="ro1">
          <table:table-cell table:style-name="ce5" office:value-type="string" calcext:value-type="string">
            <text:p>source$license</text:p>
          </table:table-cell>
          <table:table-cell table:style-name="ce14" office:value-type="string" calcext:value-type="string">
            <text:p>Free access</text:p>
          </table:table-cell>
          <table:table-cell/>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countries</text:p>
          </table:table-cell>
          <table:table-cell table:number-columns-repeated="2"/>
          <table:table-cell table:style-name="ce23"/>
          <table:table-cell table:number-columns-repeated="2"/>
          <table:table-cell table:style-name="ce27"/>
          <table:table-cell table:number-columns-repeated="1017"/>
        </table:table-row>
        <table:table-row table:style-name="ro1">
          <table:table-cell/>
          <table:table-cell table:style-name="ce14" office:value-type="float" office:value="2013" calcext:value-type="float">
            <text:p>2013</text:p>
          </table:table-cell>
          <table:table-cell/>
          <table:table-cell table:style-name="ce23"/>
          <table:table-cell table:number-columns-repeated="2"/>
          <table:table-cell table:style-name="ce31"/>
          <table:table-cell table:number-columns-repeated="1017"/>
        </table:table-row>
        <table:table-row table:style-name="ro1">
          <table:table-cell table:style-name="ce7" table:formula="of:=HYPERLINK(&quot;../../../en/countries/profiles/NOR.html&quot;;&quot;Norway&quot;)" office:value-type="string" office:string-value="Norway" calcext:value-type="string">
            <text:p>Norway</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AUS.html&quot;;&quot;Australia&quot;)" office:value-type="string" office:string-value="Australia" calcext:value-type="string">
            <text:p>Australia</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CHE.html&quot;;&quot;Switzerland&quot;)" office:value-type="string" office:string-value="Switzerland" calcext:value-type="string">
            <text:p>Switzerland</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table:formula="of:=HYPERLINK(&quot;../../../en/countries/profiles/NLD.html&quot;;&quot;Netherlands&quot;)" office:value-type="string" office:string-value="Netherlands" calcext:value-type="string">
            <text:p>Netherlands</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office:value-type="string" calcext:value-type="string">
            <text:p>USA</text:p>
          </table:table-cell>
          <table:table-cell table:style-name="ce9" office:value-type="float" office:value="716" calcext:value-type="float">
            <text:p>716</text:p>
          </table:table-cell>
          <table:table-cell/>
          <table:table-cell table:style-name="ce23"/>
          <table:table-cell table:number-columns-repeated="1020"/>
        </table:table-row>
        <table:table-row table:style-name="ro1">
          <table:table-cell table:style-name="ce7" table:formula="of:=HYPERLINK(&quot;../../../en/countries/profiles/DEU.html&quot;;&quot;Germany&quot;)" office:value-type="string" office:string-value="Germany" calcext:value-type="string">
            <text:p>Germany</text:p>
          </table:table-cell>
          <table:table-cell table:style-name="ce9" office:value-type="float" office:value="79" calcext:value-type="float">
            <text:p>79</text:p>
          </table:table-cell>
          <table:table-cell/>
          <table:table-cell table:style-name="ce23"/>
          <table:table-cell table:number-columns-repeated="1020"/>
        </table:table-row>
        <table:table-row table:style-name="ro1">
          <table:table-cell table:style-name="ce7" table:formula="of:=HYPERLINK(&quot;../../../en/countries/profiles/NZL.html&quot;;&quot;New Zealand&quot;)" office:value-type="string" office:string-value="New Zealand" calcext:value-type="string">
            <text:p>New Zealand</text:p>
          </table:table-cell>
          <table:table-cell table:style-name="ce9" office:value-type="float" office:value="192" calcext:value-type="float">
            <text:p>192</text:p>
          </table:table-cell>
          <table:table-cell/>
          <table:table-cell table:style-name="ce23"/>
          <table:table-cell table:number-columns-repeated="1020"/>
        </table:table-row>
        <table:table-row table:style-name="ro1">
          <table:table-cell table:style-name="ce7" table:formula="of:=HYPERLINK(&quot;../../../en/countries/profiles/CAN.html&quot;;&quot;Canada&quot;)" office:value-type="string" office:string-value="Canada" calcext:value-type="string">
            <text:p>Canada</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SGP.html&quot;;&quot;Singapore&quot;)" office:value-type="string" office:string-value="Singapore" calcext:value-type="string">
            <text:p>Singapore</text:p>
          </table:table-cell>
          <table:table-cell table:style-name="ce9" office:value-type="float" office:value="230" calcext:value-type="float">
            <text:p>230</text:p>
          </table:table-cell>
          <table:table-cell/>
          <table:table-cell table:style-name="ce23"/>
          <table:table-cell table:number-columns-repeated="1020"/>
        </table:table-row>
        <table:table-row table:style-name="ro1">
          <table:table-cell table:style-name="ce7" table:formula="of:=HYPERLINK(&quot;../../../en/countries/profiles/DNK.html&quot;;&quot;Denmark&quot;)" office:value-type="string" office:string-value="Denmark" calcext:value-type="string">
            <text:p>Denmark</text:p>
          </table:table-cell>
          <table:table-cell table:style-name="ce9" office:value-type="float" office:value="73" calcext:value-type="float">
            <text:p>73</text:p>
          </table:table-cell>
          <table:table-cell/>
          <table:table-cell table:style-name="ce23"/>
          <table:table-cell table:number-columns-repeated="1020"/>
        </table:table-row>
        <table:table-row table:style-name="ro1">
          <table:table-cell table:style-name="ce7" table:formula="of:=HYPERLINK(&quot;../../../en/countries/profiles/IRL.html&quot;;&quot;Ireland&quot;)" office:value-type="string" office:string-value="Ireland" calcext:value-type="string">
            <text:p>Ireland</text:p>
          </table:table-cell>
          <table:table-cell table:style-name="ce9" office:value-type="float" office:value="88" calcext:value-type="float">
            <text:p>88</text:p>
          </table:table-cell>
          <table:table-cell/>
          <table:table-cell table:style-name="ce23"/>
          <table:table-cell table:number-columns-repeated="1020"/>
        </table:table-row>
        <table:table-row table:style-name="ro1">
          <table:table-cell table:style-name="ce7" table:formula="of:=HYPERLINK(&quot;../../../en/countries/profiles/SWE.html&quot;;&quot;Sweden&quot;)" office:value-type="string" office:string-value="Sweden" calcext:value-type="string">
            <text:p>Sweden</text:p>
          </table:table-cell>
          <table:table-cell table:style-name="ce9" office:value-type="float" office:value="67" calcext:value-type="float">
            <text:p>67</text:p>
          </table:table-cell>
          <table:table-cell/>
          <table:table-cell table:style-name="ce23"/>
          <table:table-cell table:number-columns-repeated="1020"/>
        </table:table-row>
        <table:table-row table:style-name="ro1">
          <table:table-cell table:style-name="ce7" table:formula="of:=HYPERLINK(&quot;../../../en/countries/profiles/ISL.html&quot;;&quot;Iceland&quot;)" office:value-type="string" office:string-value="Iceland" calcext:value-type="string">
            <text:p>Iceland</text:p>
          </table:table-cell>
          <table:table-cell table:style-name="ce9" office:value-type="float" office:value="47" calcext:value-type="float">
            <text:p>47</text:p>
          </table:table-cell>
          <table:table-cell/>
          <table:table-cell table:style-name="ce23"/>
          <table:table-cell table:number-columns-repeated="1020"/>
        </table:table-row>
        <table:table-row table:style-name="ro1">
          <table:table-cell table:style-name="ce7" office:value-type="string" calcext:value-type="string">
            <text:p>UK</text:p>
          </table:table-cell>
          <table:table-cell table:style-name="ce9" office:value-type="float" office:value="148" calcext:value-type="float">
            <text:p>148</text:p>
          </table:table-cell>
          <table:table-cell/>
          <table:table-cell table:style-name="ce23"/>
          <table:table-cell table:number-columns-repeated="1020"/>
        </table:table-row>
        <table:table-row table:style-name="ro1">
          <table:table-cell table:style-name="ce7" office:value-type="string" calcext:value-type="string">
            <text:p>South Korea</text:p>
          </table:table-cell>
          <table:table-cell table:style-name="ce9" office:value-type="float" office:value="99" calcext:value-type="float">
            <text:p>99</text:p>
          </table:table-cell>
          <table:table-cell/>
          <table:table-cell table:style-name="ce23"/>
          <table:table-cell table:number-columns-repeated="1020"/>
        </table:table-row>
        <table:table-row table:style-name="ro1">
          <table:table-cell table:style-name="ce7" office:value-type="string" calcext:value-type="string">
            <text:p>Hong Kong</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JPN.html&quot;;&quot;Japan&quot;)" office:value-type="string" office:string-value="Japan" calcext:value-type="string">
            <text:p>Japan</text:p>
          </table:table-cell>
          <table:table-cell table:style-name="ce9" office:value-type="float" office:value="51" calcext:value-type="float">
            <text:p>51</text:p>
          </table:table-cell>
          <table:table-cell/>
          <table:table-cell table:style-name="ce23"/>
          <table:table-cell table:number-columns-repeated="1020"/>
        </table:table-row>
        <table:table-row table:style-name="ro1">
          <table:table-cell table:style-name="ce7" table:formula="of:=HYPERLINK(&quot;../../../en/countries/profiles/LIE.html&quot;;&quot;Liechtenstein&quot;)" office:value-type="string" office:string-value="Liechtenstein" calcext:value-type="string">
            <text:p>Liechtenstein</text:p>
          </table:table-cell>
          <table:table-cell table:style-name="ce9" office:value-type="float" office:value="24" calcext:value-type="float">
            <text:p>24</text:p>
          </table:table-cell>
          <table:table-cell/>
          <table:table-cell table:style-name="ce23"/>
          <table:table-cell table:number-columns-repeated="1020"/>
        </table:table-row>
        <table:table-row table:style-name="ro1">
          <table:table-cell table:style-name="ce7" table:formula="of:=HYPERLINK(&quot;../../../en/countries/profiles/ISR.html&quot;;&quot;Israel&quot;)" office:value-type="string" office:string-value="Israel" calcext:value-type="string">
            <text:p>Israel</text:p>
          </table:table-cell>
          <table:table-cell table:style-name="ce9" office:value-type="float" office:value="223" calcext:value-type="float">
            <text:p>223</text:p>
          </table:table-cell>
          <table:table-cell/>
          <table:table-cell table:style-name="ce23"/>
          <table:table-cell table:number-columns-repeated="1020"/>
        </table:table-row>
        <table:table-row table:style-name="ro1">
          <table:table-cell table:style-name="ce7" table:formula="of:=HYPERLINK(&quot;../../../en/countries/profiles/FRA.html&quot;;&quot;France&quot;)" office:value-type="string" office:string-value="France" calcext:value-type="string">
            <text:p>France</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LUX.html&quot;;&quot;Luxembourg&quot;)" office:value-type="string" office:string-value="Luxembourg" calcext:value-type="string">
            <text:p>Luxembourg</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EL.html&quot;;&quot;Belgium&quot;)" office:value-type="string" office:string-value="Belgium" calcext:value-type="string">
            <text:p>Belgium</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AUT.html&quot;;&quot;Austria&quot;)" office:value-type="string" office:string-value="Austria" calcext:value-type="string">
            <text:p>Austria</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FIN.html&quot;;&quot;Finland&quot;)" office:value-type="string" office:string-value="Finland" calcext:value-type="string">
            <text:p>Finland</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SVN.html&quot;;&quot;Slovenia&quot;)" office:value-type="string" office:string-value="Slovenia" calcext:value-type="string">
            <text:p>Slovenia</text:p>
          </table:table-cell>
          <table:table-cell table:style-name="ce9" office:value-type="float" office:value="66" calcext:value-type="float">
            <text:p>66</text:p>
          </table:table-cell>
          <table:table-cell/>
          <table:table-cell table:style-name="ce23"/>
          <table:table-cell table:number-columns-repeated="1020"/>
        </table:table-row>
        <table:table-row table:style-name="ro1">
          <table:table-cell table:style-name="ce7" table:formula="of:=HYPERLINK(&quot;../../../en/countries/profiles/ITA.html&quot;;&quot;Italy&quot;)" office:value-type="string" office:string-value="Italy" calcext:value-type="string">
            <text:p>Italy</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P.html&quot;;&quot;Spain&quot;)" office:value-type="string" office:string-value="Spain" calcext:value-type="string">
            <text:p>Spain</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CZE.html&quot;;&quot;Czech Republic&quot;)" office:value-type="string" office:string-value="Czech Republic" calcext:value-type="string">
            <text:p>Czech Republic</text:p>
          </table:table-cell>
          <table:table-cell table:style-name="ce9" office:value-type="float" office:value="154" calcext:value-type="float">
            <text:p>154</text:p>
          </table:table-cell>
          <table:table-cell/>
          <table:table-cell table:style-name="ce23"/>
          <table:table-cell table:number-columns-repeated="1020"/>
        </table:table-row>
        <table:table-row table:style-name="ro1">
          <table:table-cell table:style-name="ce7" table:formula="of:=HYPERLINK(&quot;../../../en/countries/profiles/GRC.html&quot;;&quot;Greece&quot;)" office:value-type="string" office:string-value="Greece" calcext:value-type="string">
            <text:p>Greece</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BRN.html&quot;;&quot;Brunei Darussalam&quot;)" office:value-type="string" office:string-value="Brunei Darussalam" calcext:value-type="string">
            <text:p>Brunei Darussalam</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QAT.html&quot;;&quot;Qatar&quot;)" office:value-type="string" office:string-value="Qatar" calcext:value-type="string">
            <text:p>Qatar</text:p>
          </table:table-cell>
          <table:table-cell table:style-name="ce9" office:value-type="float" office:value="60" calcext:value-type="float">
            <text:p>60</text:p>
          </table:table-cell>
          <table:table-cell/>
          <table:table-cell table:style-name="ce23"/>
          <table:table-cell table:number-columns-repeated="1020"/>
        </table:table-row>
        <table:table-row table:style-name="ro1">
          <table:table-cell table:style-name="ce7" table:formula="of:=HYPERLINK(&quot;../../../en/countries/profiles/CYP.html&quot;;&quot;Cyprus&quot;)" office:value-type="string" office:string-value="Cyprus" calcext:value-type="string">
            <text:p>Cyprus</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T.html&quot;;&quot;Estonia&quot;)" office:value-type="string" office:string-value="Estonia" calcext:value-type="string">
            <text:p>Estonia</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SAU.html&quot;;&quot;Saudi Arabia&quot;)" office:value-type="string" office:string-value="Saudi Arabia" calcext:value-type="string">
            <text:p>Saudi Arab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POL.html&quot;;&quot;Poland&quot;)" office:value-type="string" office:string-value="Poland" calcext:value-type="string">
            <text:p>Poland</text:p>
          </table:table-cell>
          <table:table-cell table:style-name="ce9" office:value-type="float" office:value="217" calcext:value-type="float">
            <text:p>217</text:p>
          </table:table-cell>
          <table:table-cell/>
          <table:table-cell table:style-name="ce23"/>
          <table:table-cell table:number-columns-repeated="1020"/>
        </table:table-row>
        <table:table-row table:style-name="ro1">
          <table:table-cell table:style-name="ce7" table:formula="of:=HYPERLINK(&quot;../../../en/countries/profiles/LTU.html&quot;;&quot;Lithuania&quot;)" office:value-type="string" office:string-value="Lithuania" calcext:value-type="string">
            <text:p>Lithuania</text:p>
          </table:table-cell>
          <table:table-cell table:style-name="ce9" office:value-type="float" office:value="329" calcext:value-type="float">
            <text:p>329</text:p>
          </table:table-cell>
          <table:table-cell/>
          <table:table-cell table:style-name="ce23"/>
          <table:table-cell table:number-columns-repeated="1020"/>
        </table:table-row>
        <table:table-row table:style-name="ro1">
          <table:table-cell table:style-name="ce7" table:formula="of:=HYPERLINK(&quot;../../../en/countries/profiles/SVK.html&quot;;&quot;Slovakia&quot;)" office:value-type="string" office:string-value="Slovakia" calcext:value-type="string">
            <text:p>Slovakia</text:p>
          </table:table-cell>
          <table:table-cell table:style-name="ce9" office:value-type="float" office:value="187" calcext:value-type="float">
            <text:p>187</text:p>
          </table:table-cell>
          <table:table-cell/>
          <table:table-cell table:style-name="ce23"/>
          <table:table-cell table:number-columns-repeated="1020"/>
        </table:table-row>
        <table:table-row table:style-name="ro1">
          <table:table-cell table:style-name="ce7" table:formula="of:=HYPERLINK(&quot;../../../en/countries/profiles/AND.html&quot;;&quot;Andorra&quot;)" office:value-type="string" office:string-value="Andorra" calcext:value-type="string">
            <text:p>Andorra</text:p>
          </table:table-cell>
          <table:table-cell table:style-name="ce9" office:value-type="float" office:value="38" calcext:value-type="float">
            <text:p>38</text:p>
          </table:table-cell>
          <table:table-cell/>
          <table:table-cell table:style-name="ce23"/>
          <table:table-cell table:number-columns-repeated="1020"/>
        </table:table-row>
        <table:table-row table:style-name="ro1">
          <table:table-cell table:style-name="ce7" table:formula="of:=HYPERLINK(&quot;../../../en/countries/profiles/MLT.html&quot;;&quot;Malta&quot;)" office:value-type="string" office:string-value="Malta" calcext:value-type="string">
            <text:p>Malta</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ARE.html&quot;;&quot;United Arab Emirates&quot;)" office:value-type="string" office:string-value="United Arab Emirates" calcext:value-type="string">
            <text:p>United Arab Emirates</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PRT.html&quot;;&quot;Portugal&quot;)" office:value-type="string" office:string-value="Portugal" calcext:value-type="string">
            <text:p>Portugal</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CHL.html&quot;;&quot;Chile&quot;)" office:value-type="string" office:string-value="Chile" calcext:value-type="string">
            <text:p>Chile</text:p>
          </table:table-cell>
          <table:table-cell table:style-name="ce9" office:value-type="float" office:value="266" calcext:value-type="float">
            <text:p>266</text:p>
          </table:table-cell>
          <table:table-cell/>
          <table:table-cell table:style-name="ce23"/>
          <table:table-cell table:number-columns-repeated="1020"/>
        </table:table-row>
        <table:table-row table:style-name="ro1">
          <table:table-cell table:style-name="ce7" table:formula="of:=HYPERLINK(&quot;../../../en/countries/profiles/HUN.html&quot;;&quot;Hungary&quot;)" office:value-type="string" office:string-value="Hungary" calcext:value-type="string">
            <text:p>Hungary</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CUB.html&quot;;&quot;Cuba&quot;)" office:value-type="string" office:string-value="Cuba" calcext:value-type="string">
            <text:p>Cuba</text:p>
          </table:table-cell>
          <table:table-cell table:style-name="ce9" office:value-type="float" office:value="510" calcext:value-type="float">
            <text:p>510</text:p>
          </table:table-cell>
          <table:table-cell/>
          <table:table-cell table:style-name="ce23"/>
          <table:table-cell table:number-columns-repeated="1020"/>
        </table:table-row>
        <table:table-row table:style-name="ro1">
          <table:table-cell table:style-name="ce7" table:formula="of:=HYPERLINK(&quot;../../../en/countries/profiles/BHR.html&quot;;&quot;Bahrain&quot;)" office:value-type="string" office:string-value="Bahrain" calcext:value-type="string">
            <text:p>Bahrain</text:p>
          </table:table-cell>
          <table:table-cell table:style-name="ce9" office:value-type="float" office:value="275" calcext:value-type="float">
            <text:p>275</text:p>
          </table:table-cell>
          <table:table-cell/>
          <table:table-cell table:style-name="ce23"/>
          <table:table-cell table:number-columns-repeated="1020"/>
        </table:table-row>
        <table:table-row table:style-name="ro1">
          <table:table-cell table:style-name="ce7" table:formula="of:=HYPERLINK(&quot;../../../en/countries/profiles/KWT.html&quot;;&quot;Kuwait&quot;)" office:value-type="string" office:string-value="Kuwait" calcext:value-type="string">
            <text:p>Kuwait</text:p>
          </table:table-cell>
          <table:table-cell table:style-name="ce9" office:value-type="float" office:value="137" calcext:value-type="float">
            <text:p>137</text:p>
          </table:table-cell>
          <table:table-cell/>
          <table:table-cell table:style-name="ce23"/>
          <table:table-cell table:number-columns-repeated="1020"/>
        </table:table-row>
        <table:table-row table:style-name="ro1">
          <table:table-cell table:style-name="ce7" table:formula="of:=HYPERLINK(&quot;../../../en/countries/profiles/HRV.html&quot;;&quot;Croatia&quot;)" office:value-type="string" office:string-value="Croatia" calcext:value-type="string">
            <text:p>Croatia</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LVA.html&quot;;&quot;Latvia&quot;)" office:value-type="string" office:string-value="Latvia" calcext:value-type="string">
            <text:p>Latvia</text:p>
          </table:table-cell>
          <table:table-cell table:style-name="ce9" office:value-type="float" office:value="304" calcext:value-type="float">
            <text:p>304</text:p>
          </table:table-cell>
          <table:table-cell/>
          <table:table-cell table:style-name="ce23"/>
          <table:table-cell table:number-columns-repeated="1020"/>
        </table:table-row>
        <table:table-row table:style-name="ro1">
          <table:table-cell table:style-name="ce7" table:formula="of:=HYPERLINK(&quot;../../../en/countries/profiles/ARG.html&quot;;&quot;Argentina&quot;)" office:value-type="string" office:string-value="Argentina" calcext:value-type="string">
            <text:p>Argentina</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URY.html&quot;;&quot;Uruguay&quot;)" office:value-type="string" office:string-value="Uruguay" calcext:value-type="string">
            <text:p>Uruguay</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MNE.html&quot;;&quot;Montenegro&quot;)" office:value-type="string" office:string-value="Montenegro" calcext:value-type="string">
            <text:p>Montenegro</text:p>
          </table:table-cell>
          <table:table-cell table:style-name="ce9" office:value-type="float" office:value="208" calcext:value-type="float">
            <text:p>208</text:p>
          </table:table-cell>
          <table:table-cell/>
          <table:table-cell table:style-name="ce23"/>
          <table:table-cell table:number-columns-repeated="1020"/>
        </table:table-row>
        <table:table-row table:style-name="ro1">
          <table:table-cell table:style-name="ce7" table:formula="of:=HYPERLINK(&quot;../../../en/countries/profiles/BHS.html&quot;;&quot;Bahamas&quot;)" office:value-type="string" office:string-value="Bahamas" calcext:value-type="string">
            <text:p>Bahamas</text:p>
          </table:table-cell>
          <table:table-cell table:style-name="ce9" office:value-type="float" office:value="444" calcext:value-type="float">
            <text:p>444</text:p>
          </table:table-cell>
          <table:table-cell/>
          <table:table-cell table:style-name="ce23"/>
          <table:table-cell table:number-columns-repeated="1020"/>
        </table:table-row>
        <table:table-row table:style-name="ro1">
          <table:table-cell table:style-name="ce7" table:formula="of:=HYPERLINK(&quot;../../../en/countries/profiles/BLR.html&quot;;&quot;Belarus&quot;)" office:value-type="string" office:string-value="Belarus" calcext:value-type="string">
            <text:p>Belarus</text:p>
          </table:table-cell>
          <table:table-cell table:style-name="ce9" office:value-type="float" office:value="335" calcext:value-type="float">
            <text:p>335</text:p>
          </table:table-cell>
          <table:table-cell/>
          <table:table-cell table:style-name="ce23"/>
          <table:table-cell table:number-columns-repeated="1020"/>
        </table:table-row>
        <table:table-row table:style-name="ro1">
          <table:table-cell table:style-name="ce7" table:formula="of:=HYPERLINK(&quot;../../../en/countries/profiles/ROU.html&quot;;&quot;Romania&quot;)" office:value-type="string" office:string-value="Romania" calcext:value-type="string">
            <text:p>Romania</text:p>
          </table:table-cell>
          <table:table-cell table:style-name="ce9" office:value-type="float" office:value="155" calcext:value-type="float">
            <text:p>155</text:p>
          </table:table-cell>
          <table:table-cell/>
          <table:table-cell table:style-name="ce23"/>
          <table:table-cell table:number-columns-repeated="1020"/>
        </table:table-row>
        <table:table-row table:style-name="ro1">
          <table:table-cell table:style-name="ce7" table:formula="of:=HYPERLINK(&quot;../../../en/countries/profiles/LBY.html&quot;;&quot;Libya&quot;)" office:value-type="string" office:string-value="Libya" calcext:value-type="string">
            <text:p>Libya</text:p>
          </table:table-cell>
          <table:table-cell table:style-name="ce9" office:value-type="float" office:value="81" calcext:value-type="float">
            <text:p>81</text:p>
          </table:table-cell>
          <table:table-cell/>
          <table:table-cell table:style-name="ce23"/>
          <table:table-cell table:number-columns-repeated="1020"/>
        </table:table-row>
        <table:table-row table:style-name="ro1">
          <table:table-cell table:style-name="ce7" table:formula="of:=HYPERLINK(&quot;../../../en/countries/profiles/OMN.html&quot;;&quot;Oman&quot;)" office:value-type="string" office:string-value="Oman" calcext:value-type="string">
            <text:p>Oman</text:p>
          </table:table-cell>
          <table:table-cell table:style-name="ce9" office:value-type="float" office:value="61" calcext:value-type="float">
            <text:p>61</text:p>
          </table:table-cell>
          <table:table-cell/>
          <table:table-cell table:style-name="ce23"/>
          <table:table-cell table:number-columns-repeated="1020"/>
        </table:table-row>
        <table:table-row table:style-name="ro1">
          <table:table-cell table:style-name="ce7" office:value-type="string" calcext:value-type="string">
            <text:p>Russia</text:p>
          </table:table-cell>
          <table:table-cell table:style-name="ce9" office:value-type="float" office:value="475" calcext:value-type="float">
            <text:p>475</text:p>
          </table:table-cell>
          <table:table-cell/>
          <table:table-cell table:style-name="ce23"/>
          <table:table-cell table:number-columns-repeated="1020"/>
        </table:table-row>
        <table:table-row table:style-name="ro1">
          <table:table-cell table:style-name="ce7" table:formula="of:=HYPERLINK(&quot;../../../en/countries/profiles/BGR.html&quot;;&quot;Bulgaria&quot;)" office:value-type="string" office:string-value="Bulgaria" calcext:value-type="string">
            <text:p>Bulgaria</text:p>
          </table:table-cell>
          <table:table-cell table:style-name="ce9" office:value-type="float" office:value="151" calcext:value-type="float">
            <text:p>151</text:p>
          </table:table-cell>
          <table:table-cell/>
          <table:table-cell table:style-name="ce23"/>
          <table:table-cell table:number-columns-repeated="1020"/>
        </table:table-row>
        <table:table-row table:style-name="ro1">
          <table:table-cell table:style-name="ce7" table:formula="of:=HYPERLINK(&quot;../../../en/countries/profiles/BRB.html&quot;;&quot;Barbados&quot;)" office:value-type="string" office:string-value="Barbados" calcext:value-type="string">
            <text:p>Barbados</text:p>
          </table:table-cell>
          <table:table-cell table:style-name="ce9" office:value-type="float" office:value="521" calcext:value-type="float">
            <text:p>521</text:p>
          </table:table-cell>
          <table:table-cell/>
          <table:table-cell table:style-name="ce23"/>
          <table:table-cell table:number-columns-repeated="1020"/>
        </table:table-row>
        <table:table-row table:style-name="ro1">
          <table:table-cell table:style-name="ce7" table:formula="of:=HYPERLINK(&quot;../../../en/countries/profiles/PLW.html&quot;;&quot;Palau&quot;)" office:value-type="string" office:string-value="Palau" calcext:value-type="string">
            <text:p>Palau</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ATG.html&quot;;&quot;Antigua and Barbuda&quot;)" office:value-type="string" office:string-value="Antigua and Barbuda" calcext:value-type="string">
            <text:p>Antigua and Barbuda</text:p>
          </table:table-cell>
          <table:table-cell table:style-name="ce9" office:value-type="float" office:value="403" calcext:value-type="float">
            <text:p>403</text:p>
          </table:table-cell>
          <table:table-cell/>
          <table:table-cell table:style-name="ce23"/>
          <table:table-cell table:number-columns-repeated="1020"/>
        </table:table-row>
        <table:table-row table:style-name="ro1">
          <table:table-cell table:style-name="ce7" table:formula="of:=HYPERLINK(&quot;../../../en/countries/profiles/MYS.html&quot;;&quot;Malaysia&quot;)" office:value-type="string" office:string-value="Malaysia" calcext:value-type="string">
            <text:p>Malaysi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MUS.html&quot;;&quot;Mauritius&quot;)" office:value-type="string" office:string-value="Mauritius" calcext:value-type="string">
            <text:p>Mauritius</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TTO.html&quot;;&quot;Trinidad and Tobago&quot;)" office:value-type="string" office:string-value="Trinidad and Tobago" calcext:value-type="string">
            <text:p>Trinidad and Tobago</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PAN.html&quot;;&quot;Panama&quot;)" office:value-type="string" office:string-value="Panama" calcext:value-type="string">
            <text:p>Panama</text:p>
          </table:table-cell>
          <table:table-cell table:style-name="ce9" office:value-type="float" office:value="411" calcext:value-type="float">
            <text:p>411</text:p>
          </table:table-cell>
          <table:table-cell/>
          <table:table-cell table:style-name="ce23"/>
          <table:table-cell table:number-columns-repeated="1020"/>
        </table:table-row>
        <table:table-row table:style-name="ro1">
          <table:table-cell table:style-name="ce7" table:formula="of:=HYPERLINK(&quot;../../../en/countries/profiles/LBN.html&quot;;&quot;Lebanon&quot;)" office:value-type="string" office:string-value="Lebanon" calcext:value-type="string">
            <text:p>Lebanon</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office:value-type="string" calcext:value-type="string">
            <text:p>Venezuela</text:p>
          </table:table-cell>
          <table:table-cell table:style-name="ce9" office:value-type="float" office:value="161" calcext:value-type="float">
            <text:p>161</text:p>
          </table:table-cell>
          <table:table-cell/>
          <table:table-cell table:style-name="ce23"/>
          <table:table-cell table:number-columns-repeated="1020"/>
        </table:table-row>
        <table:table-row table:style-name="ro1">
          <table:table-cell table:style-name="ce7" table:formula="of:=HYPERLINK(&quot;../../../en/countries/profiles/CRI.html&quot;;&quot;Costa Rica&quot;)" office:value-type="string" office:string-value="Costa Rica" calcext:value-type="string">
            <text:p>Costa Rica</text:p>
          </table:table-cell>
          <table:table-cell table:style-name="ce9" office:value-type="float" office:value="314" calcext:value-type="float">
            <text:p>314</text:p>
          </table:table-cell>
          <table:table-cell/>
          <table:table-cell table:style-name="ce23"/>
          <table:table-cell table:number-columns-repeated="1020"/>
        </table:table-row>
        <table:table-row table:style-name="ro1">
          <table:table-cell table:style-name="ce7" table:formula="of:=HYPERLINK(&quot;../../../en/countries/profiles/TUR.html&quot;;&quot;Turkey&quot;)" office:value-type="string" office:string-value="Turkey" calcext:value-type="string">
            <text:p>Turkey</text:p>
          </table:table-cell>
          <table:table-cell table:style-name="ce9" office:value-type="float" office:value="179" calcext:value-type="float">
            <text:p>179</text:p>
          </table:table-cell>
          <table:table-cell/>
          <table:table-cell table:style-name="ce23"/>
          <table:table-cell table:number-columns-repeated="1020"/>
        </table:table-row>
        <table:table-row table:style-name="ro1">
          <table:table-cell table:style-name="ce7" table:formula="of:=HYPERLINK(&quot;../../../en/countries/profiles/KAZ.html&quot;;&quot;Kazakhstan&quot;)" office:value-type="string" office:string-value="Kazakhstan" calcext:value-type="string">
            <text:p>Kazakhstan</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SYC.html&quot;;&quot;Seychelles&quot;)" office:value-type="string" office:string-value="Seychelles" calcext:value-type="string">
            <text:p>Seychelles</text:p>
          </table:table-cell>
          <table:table-cell table:style-name="ce9" office:value-type="float" office:value="709" calcext:value-type="float">
            <text:p>709</text:p>
          </table:table-cell>
          <table:table-cell/>
          <table:table-cell table:style-name="ce23"/>
          <table:table-cell table:number-columns-repeated="1020"/>
        </table:table-row>
        <table:table-row table:style-name="ro1">
          <table:table-cell table:style-name="ce7" table:formula="of:=HYPERLINK(&quot;../../../en/countries/profiles/MEX.html&quot;;&quot;Mexico&quot;)" office:value-type="string" office:string-value="Mexico" calcext:value-type="string">
            <text:p>Mexico</text:p>
          </table:table-cell>
          <table:table-cell table:style-name="ce9" office:value-type="float" office:value="210" calcext:value-type="float">
            <text:p>210</text:p>
          </table:table-cell>
          <table:table-cell/>
          <table:table-cell table:style-name="ce23"/>
          <table:table-cell table:number-columns-repeated="1020"/>
        </table:table-row>
        <table:table-row table:style-name="ro1">
          <table:table-cell table:style-name="ce7" table:formula="of:=HYPERLINK(&quot;../../../en/countries/profiles/LKA.html&quot;;&quot;Sri Lanka&quot;)" office:value-type="string" office:string-value="Sri Lanka" calcext:value-type="string">
            <text:p>Sri Lank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KNA.html&quot;;&quot;Saint Kitts and Nevis&quot;)" office:value-type="string" office:string-value="Saint Kitts and Nevis" calcext:value-type="string">
            <text:p>Saint Kitts and Nevis</text:p>
          </table:table-cell>
          <table:table-cell table:style-name="ce9" office:value-type="float" office:value="714" calcext:value-type="float">
            <text:p>714</text:p>
          </table:table-cell>
          <table:table-cell/>
          <table:table-cell table:style-name="ce23"/>
          <table:table-cell table:number-columns-repeated="1020"/>
        </table:table-row>
        <table:table-row table:style-name="ro1">
          <table:table-cell table:style-name="ce7" office:value-type="string" calcext:value-type="string">
            <text:p>Iran</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ZE.html&quot;;&quot;Azerbaijan&quot;)" office:value-type="string" office:string-value="Azerbaijan" calcext:value-type="string">
            <text:p>Azerbaijan</text:p>
          </table:table-cell>
          <table:table-cell table:style-name="ce9" office:value-type="float" office:value="413" calcext:value-type="float">
            <text:p>413</text:p>
          </table:table-cell>
          <table:table-cell/>
          <table:table-cell table:style-name="ce23"/>
          <table:table-cell table:number-columns-repeated="1020"/>
        </table:table-row>
        <table:table-row table:style-name="ro1">
          <table:table-cell table:style-name="ce7" table:formula="of:=HYPERLINK(&quot;../../../en/countries/profiles/SRB.html&quot;;&quot;Serbia&quot;)" office:value-type="string" office:string-value="Serbia" calcext:value-type="string">
            <text:p>Serbia</text:p>
          </table:table-cell>
          <table:table-cell table:style-name="ce9" office:value-type="float" office:value="142" calcext:value-type="float">
            <text:p>142</text:p>
          </table:table-cell>
          <table:table-cell/>
          <table:table-cell table:style-name="ce23"/>
          <table:table-cell table:number-columns-repeated="1020"/>
        </table:table-row>
        <table:table-row table:style-name="ro1">
          <table:table-cell table:style-name="ce7" table:formula="of:=HYPERLINK(&quot;../../../en/countries/profiles/JOR.html&quot;;&quot;Jordan&quot;)" office:value-type="string" office:string-value="Jordan" calcext:value-type="string">
            <text:p>Jordan</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GRD.html&quot;;&quot;Grenada&quot;)" office:value-type="string" office:string-value="Grenada" calcext:value-type="string">
            <text:p>Grenada</text:p>
          </table:table-cell>
          <table:table-cell table:style-name="ce9" office:value-type="float" office:value="424" calcext:value-type="float">
            <text:p>424</text:p>
          </table:table-cell>
          <table:table-cell/>
          <table:table-cell table:style-name="ce23"/>
          <table:table-cell table:number-columns-repeated="1020"/>
        </table:table-row>
        <table:table-row table:style-name="ro1">
          <table:table-cell table:style-name="ce7" table:formula="of:=HYPERLINK(&quot;../../../en/countries/profiles/GEO.html&quot;;&quot;Georgia&quot;)" office:value-type="string" office:string-value="Georgia" calcext:value-type="string">
            <text:p>Georgia</text:p>
          </table:table-cell>
          <table:table-cell table:style-name="ce9" office:value-type="float" office:value="225" calcext:value-type="float">
            <text:p>225</text:p>
          </table:table-cell>
          <table:table-cell/>
          <table:table-cell table:style-name="ce23"/>
          <table:table-cell table:number-columns-repeated="1020"/>
        </table:table-row>
        <table:table-row table:style-name="ro1">
          <table:table-cell table:style-name="ce7" table:formula="of:=HYPERLINK(&quot;../../../en/countries/profiles/BRA.html&quot;;&quot;Brazil&quot;)" office:value-type="string" office:string-value="Brazil" calcext:value-type="string">
            <text:p>Brazil</text:p>
          </table:table-cell>
          <table:table-cell table:style-name="ce9" office:value-type="float" office:value="274" calcext:value-type="float">
            <text:p>274</text:p>
          </table:table-cell>
          <table:table-cell/>
          <table:table-cell table:style-name="ce23"/>
          <table:table-cell table:number-columns-repeated="1020"/>
        </table:table-row>
        <table:table-row table:style-name="ro1">
          <table:table-cell table:style-name="ce7" table:formula="of:=HYPERLINK(&quot;../../../en/countries/profiles/PER.html&quot;;&quot;Peru&quot;)" office:value-type="string" office:string-value="Peru" calcext:value-type="string">
            <text:p>Peru</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UKR.html&quot;;&quot;Ukraine&quot;)" office:value-type="string" office:string-value="Ukraine" calcext:value-type="string">
            <text:p>Ukraine</text:p>
          </table:table-cell>
          <table:table-cell table:style-name="ce9" office:value-type="float" office:value="305" calcext:value-type="float">
            <text:p>305</text:p>
          </table:table-cell>
          <table:table-cell/>
          <table:table-cell table:style-name="ce23"/>
          <table:table-cell table:number-columns-repeated="1020"/>
        </table:table-row>
        <table:table-row table:style-name="ro1">
          <table:table-cell table:style-name="ce7" office:value-type="string" calcext:value-type="string">
            <text:p>Macedonia</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LZ.html&quot;;&quot;Belize&quot;)" office:value-type="string" office:string-value="Belize" calcext:value-type="string">
            <text:p>Belize</text:p>
          </table:table-cell>
          <table:table-cell table:style-name="ce9" office:value-type="float" office:value="476" calcext:value-type="float">
            <text:p>476</text:p>
          </table:table-cell>
          <table:table-cell/>
          <table:table-cell table:style-name="ce23"/>
          <table:table-cell table:number-columns-repeated="1020"/>
        </table:table-row>
        <table:table-row table:style-name="ro1">
          <table:table-cell table:style-name="ce7" table:formula="of:=HYPERLINK(&quot;../../../en/countries/profiles/BIH.html&quot;;&quot;Bosnia and Herzegovina&quot;)" office:value-type="string" office:string-value="Bosnia and Herzegovina" calcext:value-type="string">
            <text:p>Bosnia and Herzegovina</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ARM.html&quot;;&quot;Armenia&quot;)" office:value-type="string" office:string-value="Armenia" calcext:value-type="string">
            <text:p>Armenia</text:p>
          </table:table-cell>
          <table:table-cell table:style-name="ce9" office:value-type="float" office:value="164" calcext:value-type="float">
            <text:p>164</text:p>
          </table:table-cell>
          <table:table-cell/>
          <table:table-cell table:style-name="ce23"/>
          <table:table-cell table:number-columns-repeated="1020"/>
        </table:table-row>
        <table:table-row table:style-name="ro1">
          <table:table-cell table:style-name="ce7" table:formula="of:=HYPERLINK(&quot;../../../en/countries/profiles/FJI.html&quot;;&quot;Fiji&quot;)" office:value-type="string" office:string-value="Fiji" calcext:value-type="string">
            <text:p>Fiji</text:p>
          </table:table-cell>
          <table:table-cell table:style-name="ce9" office:value-type="float" office:value="174" calcext:value-type="float">
            <text:p>174</text:p>
          </table:table-cell>
          <table:table-cell/>
          <table:table-cell table:style-name="ce23"/>
          <table:table-cell table:number-columns-repeated="1020"/>
        </table:table-row>
        <table:table-row table:style-name="ro1">
          <table:table-cell table:style-name="ce7" table:formula="of:=HYPERLINK(&quot;../../../en/countries/profiles/THA.html&quot;;&quot;Thailand&quot;)" office:value-type="string" office:string-value="Thailand" calcext:value-type="string">
            <text:p>Thailand</text:p>
          </table:table-cell>
          <table:table-cell table:style-name="ce9" office:value-type="float" office:value="398" calcext:value-type="float">
            <text:p>398</text:p>
          </table:table-cell>
          <table:table-cell/>
          <table:table-cell table:style-name="ce23"/>
          <table:table-cell table:number-columns-repeated="1020"/>
        </table:table-row>
        <table:table-row table:style-name="ro1">
          <table:table-cell table:style-name="ce7" table:formula="of:=HYPERLINK(&quot;../../../en/countries/profiles/TUN.html&quot;;&quot;Tunisia&quot;)" office:value-type="string" office:string-value="Tunisia" calcext:value-type="string">
            <text:p>Tunisia</text:p>
          </table:table-cell>
          <table:table-cell table:style-name="ce9" office:value-type="float" office:value="199" calcext:value-type="float">
            <text:p>199</text:p>
          </table:table-cell>
          <table:table-cell/>
          <table:table-cell table:style-name="ce23"/>
          <table:table-cell table:number-columns-repeated="1020"/>
        </table:table-row>
        <table:table-row table:style-name="ro1">
          <table:table-cell table:style-name="ce7" table:formula="of:=HYPERLINK(&quot;../../../en/countries/profiles/VCT.html&quot;;&quot;Saint Vincent and the Grenadines&quot;)" office:value-type="string" office:string-value="Saint Vincent and the Grenadines" calcext:value-type="string">
            <text:p>Saint Vincent and the Grenadines</text:p>
          </table:table-cell>
          <table:table-cell table:style-name="ce9" office:value-type="float" office:value="376" calcext:value-type="float">
            <text:p>376</text:p>
          </table:table-cell>
          <table:table-cell/>
          <table:table-cell table:style-name="ce23"/>
          <table:table-cell table:number-columns-repeated="1020"/>
        </table:table-row>
        <table:table-row table:style-name="ro1">
          <table:table-cell table:style-name="ce7" table:formula="of:=HYPERLINK(&quot;../../../en/countries/profiles/CHN.html&quot;;&quot;China&quot;)" office:value-type="string" office:string-value="China" calcext:value-type="string">
            <text:p>Chin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DMA.html&quot;;&quot;Dominica&quot;)" office:value-type="string" office:string-value="Dominica" calcext:value-type="string">
            <text:p>Dominica</text:p>
          </table:table-cell>
          <table:table-cell table:style-name="ce9" office:value-type="float" office:value="391" calcext:value-type="float">
            <text:p>391</text:p>
          </table:table-cell>
          <table:table-cell/>
          <table:table-cell table:style-name="ce23"/>
          <table:table-cell table:number-columns-repeated="1020"/>
        </table:table-row>
        <table:table-row table:style-name="ro1">
          <table:table-cell table:style-name="ce7" table:formula="of:=HYPERLINK(&quot;../../../en/countries/profiles/DZA.html&quot;;&quot;Algeria&quot;)" office:value-type="string" office:string-value="Algeria" calcext:value-type="string">
            <text:p>Alger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ALB.html&quot;;&quot;Albania&quot;)" office:value-type="string" office:string-value="Albania" calcext:value-type="string">
            <text:p>Albania</text:p>
          </table:table-cell>
          <table:table-cell table:style-name="ce9" office:value-type="float" office:value="158" calcext:value-type="float">
            <text:p>158</text:p>
          </table:table-cell>
          <table:table-cell/>
          <table:table-cell table:style-name="ce23"/>
          <table:table-cell table:number-columns-repeated="1020"/>
        </table:table-row>
        <table:table-row table:style-name="ro1">
          <table:table-cell table:style-name="ce7" table:formula="of:=HYPERLINK(&quot;../../../en/countries/profiles/JAM.html&quot;;&quot;Jamaica&quot;)" office:value-type="string" office:string-value="Jamaica" calcext:value-type="string">
            <text:p>Jamaica</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LCA.html&quot;;&quot;Saint Lucia&quot;)" office:value-type="string" office:string-value="Saint Lucia" calcext:value-type="string">
            <text:p>Saint Lucia</text:p>
          </table:table-cell>
          <table:table-cell table:style-name="ce9" office:value-type="float" office:value="317" calcext:value-type="float">
            <text:p>317</text:p>
          </table:table-cell>
          <table:table-cell/>
          <table:table-cell table:style-name="ce23"/>
          <table:table-cell table:number-columns-repeated="1020"/>
        </table:table-row>
        <table:table-row table:style-name="ro1">
          <table:table-cell table:style-name="ce7" table:formula="of:=HYPERLINK(&quot;../../../en/countries/profiles/ECU.html&quot;;&quot;Ecuador&quot;)" office:value-type="string" office:string-value="Ecuador" calcext:value-type="string">
            <text:p>Ecuador</text:p>
          </table:table-cell>
          <table:table-cell table:style-name="ce9" office:value-type="float" office:value="149" calcext:value-type="float">
            <text:p>149</text:p>
          </table:table-cell>
          <table:table-cell/>
          <table:table-cell table:style-name="ce23"/>
          <table:table-cell table:number-columns-repeated="1020"/>
        </table:table-row>
        <table:table-row table:style-name="ro1">
          <table:table-cell table:style-name="ce7" table:formula="of:=HYPERLINK(&quot;../../../en/countries/profiles/COL.html&quot;;&quot;Colombia&quot;)" office:value-type="string" office:string-value="Colombia" calcext:value-type="string">
            <text:p>Colombia</text:p>
          </table:table-cell>
          <table:table-cell table:style-name="ce9" office:value-type="float" office:value="245" calcext:value-type="float">
            <text:p>245</text:p>
          </table:table-cell>
          <table:table-cell/>
          <table:table-cell table:style-name="ce23"/>
          <table:table-cell table:number-columns-repeated="1020"/>
        </table:table-row>
        <table:table-row table:style-name="ro1">
          <table:table-cell table:style-name="ce7" table:formula="of:=HYPERLINK(&quot;../../../en/countries/profiles/TON.html&quot;;&quot;Tonga&quot;)" office:value-type="string" office:string-value="Tonga" calcext:value-type="string">
            <text:p>Tonga</text:p>
          </table:table-cell>
          <table:table-cell table:style-name="ce9" office:value-type="float" office:value="150" calcext:value-type="float">
            <text:p>150</text:p>
          </table:table-cell>
          <table:table-cell/>
          <table:table-cell table:style-name="ce23"/>
          <table:table-cell table:number-columns-repeated="1020"/>
        </table:table-row>
        <table:table-row table:style-name="ro1">
          <table:table-cell table:style-name="ce7" table:formula="of:=HYPERLINK(&quot;../../../en/countries/profiles/SUR.html&quot;;&quot;Suriname&quot;)" office:value-type="string" office:string-value="Suriname" calcext:value-type="string">
            <text:p>Suriname</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DOM.html&quot;;&quot;Dominican Republic&quot;)" office:value-type="string" office:string-value="Dominican Republic" calcext:value-type="string">
            <text:p>Dominican Republic</text:p>
          </table:table-cell>
          <table:table-cell table:style-name="ce9" office:value-type="float" office:value="240" calcext:value-type="float">
            <text:p>240</text:p>
          </table:table-cell>
          <table:table-cell/>
          <table:table-cell table:style-name="ce23"/>
          <table:table-cell table:number-columns-repeated="1020"/>
        </table:table-row>
        <table:table-row table:style-name="ro1">
          <table:table-cell table:style-name="ce7" table:formula="of:=HYPERLINK(&quot;../../../en/countries/profiles/TKM.html&quot;;&quot;Turkmenistan&quot;)" office:value-type="string" office:string-value="Turkmenistan" calcext:value-type="string">
            <text:p>Turkmenistan</text:p>
          </table:table-cell>
          <table:table-cell table:style-name="ce9" office:value-type="float" office:value="224" calcext:value-type="float">
            <text:p>224</text:p>
          </table:table-cell>
          <table:table-cell/>
          <table:table-cell table:style-name="ce23"/>
          <table:table-cell table:number-columns-repeated="1020"/>
        </table:table-row>
        <table:table-row table:style-name="ro1">
          <table:table-cell table:style-name="ce7" table:formula="of:=HYPERLINK(&quot;../../../en/countries/profiles/MNG.html&quot;;&quot;Mongolia&quot;)" office:value-type="string" office:string-value="Mongolia" calcext:value-type="string">
            <text:p>Mongolia</text:p>
          </table:table-cell>
          <table:table-cell table:style-name="ce9" office:value-type="float" office:value="287" calcext:value-type="float">
            <text:p>287</text:p>
          </table:table-cell>
          <table:table-cell/>
          <table:table-cell table:style-name="ce23"/>
          <table:table-cell table:number-columns-repeated="1020"/>
        </table:table-row>
        <table:table-row table:style-name="ro1">
          <table:table-cell table:style-name="ce7" table:formula="of:=HYPERLINK(&quot;../../../en/countries/profiles/MDV.html&quot;;&quot;Maldives&quot;)" office:value-type="string" office:string-value="Maldives" calcext:value-type="string">
            <text:p>Maldives</text:p>
          </table:table-cell>
          <table:table-cell table:style-name="ce9" office:value-type="float" office:value="307" calcext:value-type="float">
            <text:p>307</text:p>
          </table:table-cell>
          <table:table-cell/>
          <table:table-cell table:style-name="ce23"/>
          <table:table-cell table:number-columns-repeated="1020"/>
        </table:table-row>
        <table:table-row table:style-name="ro1">
          <table:table-cell table:style-name="ce7" table:formula="of:=HYPERLINK(&quot;../../../en/countries/profiles/WSM.html&quot;;&quot;Samoa&quot;)" office:value-type="string" office:string-value="Samoa" calcext:value-type="string">
            <text:p>Samoa</text:p>
          </table:table-cell>
          <table:table-cell table:style-name="ce9" office:value-type="float" office:value="228" calcext:value-type="float">
            <text:p>228</text:p>
          </table:table-cell>
          <table:table-cell/>
          <table:table-cell table:style-name="ce23"/>
          <table:table-cell table:number-columns-repeated="1020"/>
        </table:table-row>
        <table:table-row table:style-name="ro1">
          <table:table-cell table:style-name="ce7" table:formula="of:=HYPERLINK(&quot;../../../en/countries/profiles/PSE.html&quot;;&quot;Palestine, State of&quot;)" office:value-type="string" office:string-value="Palestine, State of" calcext:value-type="string">
            <text:p>Palestine, State of</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IDN.html&quot;;&quot;Indonesia&quot;)" office:value-type="string" office:string-value="Indonesia" calcext:value-type="string">
            <text:p>Indonesia</text:p>
          </table:table-cell>
          <table:table-cell table:style-name="ce9" office:value-type="float" office:value="59" calcext:value-type="float">
            <text:p>59</text:p>
          </table:table-cell>
          <table:table-cell/>
          <table:table-cell table:style-name="ce23"/>
          <table:table-cell table:number-columns-repeated="1020"/>
        </table:table-row>
        <table:table-row table:style-name="ro1">
          <table:table-cell table:style-name="ce7" table:formula="of:=HYPERLINK(&quot;../../../en/countries/profiles/BWA.html&quot;;&quot;Botswana&quot;)" office:value-type="string" office:string-value="Botswana" calcext:value-type="string">
            <text:p>Botswana</text:p>
          </table:table-cell>
          <table:table-cell table:style-name="ce9" office:value-type="float" office:value="205" calcext:value-type="float">
            <text:p>205</text:p>
          </table:table-cell>
          <table:table-cell/>
          <table:table-cell table:style-name="ce23"/>
          <table:table-cell table:number-columns-repeated="1020"/>
        </table:table-row>
        <table:table-row table:style-name="ro1">
          <table:table-cell table:style-name="ce7" table:formula="of:=HYPERLINK(&quot;../../../en/countries/profiles/EGY.html&quot;;&quot;Egypt&quot;)" office:value-type="string" office:string-value="Egypt" calcext:value-type="string">
            <text:p>Egypt</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PRY.html&quot;;&quot;Paraguay&quot;)" office:value-type="string" office:string-value="Paraguay" calcext:value-type="string">
            <text:p>Paraguay</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GAB.html&quot;;&quot;Gabon&quot;)" office:value-type="string" office:string-value="Gabon" calcext:value-type="string">
            <text:p>Gabon</text:p>
          </table:table-cell>
          <table:table-cell table:style-name="ce9" office:value-type="float" office:value="196" calcext:value-type="float">
            <text:p>196</text:p>
          </table:table-cell>
          <table:table-cell/>
          <table:table-cell table:style-name="ce23"/>
          <table:table-cell table:number-columns-repeated="1020"/>
        </table:table-row>
        <table:table-row table:style-name="ro1">
          <table:table-cell table:style-name="ce7" office:value-type="string" calcext:value-type="string">
            <text:p>Boliva</text:p>
          </table:table-cell>
          <table:table-cell table:style-name="ce9" office:value-type="float" office:value="140" calcext:value-type="float">
            <text:p>140</text:p>
          </table:table-cell>
          <table:table-cell/>
          <table:table-cell table:style-name="ce23"/>
          <table:table-cell table:number-columns-repeated="1020"/>
        </table:table-row>
        <table:table-row table:style-name="ro1">
          <table:table-cell table:style-name="ce7" office:value-type="string" calcext:value-type="string">
            <text:p>Moldova</text:p>
          </table:table-cell>
          <table:table-cell table:style-name="ce9" office:value-type="float" office:value="188" calcext:value-type="float">
            <text:p>188</text:p>
          </table:table-cell>
          <table:table-cell/>
          <table:table-cell table:style-name="ce23"/>
          <table:table-cell table:number-columns-repeated="1020"/>
        </table:table-row>
        <table:table-row table:style-name="ro1">
          <table:table-cell table:style-name="ce7" table:formula="of:=HYPERLINK(&quot;../../../en/countries/profiles/SLV.html&quot;;&quot;El Salvador&quot;)" office:value-type="string" office:string-value="El Salvador" calcext:value-type="string">
            <text:p>El Salvador</text:p>
          </table:table-cell>
          <table:table-cell table:style-name="ce9" office:value-type="float" office:value="422" calcext:value-type="float">
            <text:p>422</text:p>
          </table:table-cell>
          <table:table-cell/>
          <table:table-cell table:style-name="ce23"/>
          <table:table-cell table:number-columns-repeated="1020"/>
        </table:table-row>
        <table:table-row table:style-name="ro1">
          <table:table-cell table:style-name="ce7" table:formula="of:=HYPERLINK(&quot;../../../en/countries/profiles/UZB.html&quot;;&quot;Uzbekistan&quot;)" office:value-type="string" office:string-value="Uzbekistan" calcext:value-type="string">
            <text:p>Uzbekistan</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PHL.html&quot;;&quot;Philippines&quot;)" office:value-type="string" office:string-value="Philippines" calcext:value-type="string">
            <text:p>Philippines</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SYR.html&quot;;&quot;Syrian Arab Republic&quot;)" office:value-type="string" office:string-value="Syrian Arab Republic" calcext:value-type="string">
            <text:p>Syrian Arab Republic</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ZAF.html&quot;;&quot;South Africa&quot;)" office:value-type="string" office:string-value="South Africa" calcext:value-type="string">
            <text:p>South Africa</text:p>
          </table:table-cell>
          <table:table-cell table:style-name="ce9" office:value-type="float" office:value="294" calcext:value-type="float">
            <text:p>294</text:p>
          </table:table-cell>
          <table:table-cell/>
          <table:table-cell table:style-name="ce23"/>
          <table:table-cell table:number-columns-repeated="1020"/>
        </table:table-row>
        <table:table-row table:style-name="ro1">
          <table:table-cell table:style-name="ce7" table:formula="of:=HYPERLINK(&quot;../../../en/countries/profiles/IRQ.html&quot;;&quot;Iraq&quot;)" office:value-type="string" office:string-value="Iraq" calcext:value-type="string">
            <text:p>Iraq</text:p>
          </table:table-cell>
          <table:table-cell table:style-name="ce9" office:value-type="float" office:value="110" calcext:value-type="float">
            <text:p>110</text:p>
          </table:table-cell>
          <table:table-cell/>
          <table:table-cell table:style-name="ce23"/>
          <table:table-cell table:number-columns-repeated="1020"/>
        </table:table-row>
        <table:table-row table:style-name="ro1">
          <table:table-cell table:style-name="ce7" office:value-type="string" calcext:value-type="string">
            <text:p>Vietnam</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GUY.html&quot;;&quot;Guyana&quot;)" office:value-type="string" office:string-value="Guyana" calcext:value-type="string">
            <text:p>Guyana</text:p>
          </table:table-cell>
          <table:table-cell table:style-name="ce9" office:value-type="float" office:value="260" calcext:value-type="float">
            <text:p>260</text:p>
          </table:table-cell>
          <table:table-cell/>
          <table:table-cell table:style-name="ce23"/>
          <table:table-cell table:number-columns-repeated="1020"/>
        </table:table-row>
        <table:table-row table:style-name="ro1">
          <table:table-cell table:style-name="ce7" table:formula="of:=HYPERLINK(&quot;../../../en/countries/profiles/CPV.html&quot;;&quot;Cape Verde&quot;)" office:value-type="string" office:string-value="Cape Verde" calcext:value-type="string">
            <text:p>Cape Verde</text:p>
          </table:table-cell>
          <table:table-cell table:style-name="ce9" office:value-type="float" office:value="267" calcext:value-type="float">
            <text:p>267</text:p>
          </table:table-cell>
          <table:table-cell/>
          <table:table-cell table:style-name="ce23"/>
          <table:table-cell table:number-columns-repeated="1020"/>
        </table:table-row>
        <table:table-row table:style-name="ro1">
          <table:table-cell table:style-name="ce7" table:formula="of:=HYPERLINK(&quot;../../../en/countries/profiles/FSM.html&quot;;&quot;Micronesia (Federated States of)&quot;)" office:value-type="string" office:string-value="Micronesia (Federated States of)" calcext:value-type="string">
            <text:p>Micronesia (Federated States of)</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KGZ.html&quot;;&quot;Kyrgyzstan&quot;)" office:value-type="string" office:string-value="Kyrgyzstan" calcext:value-type="string">
            <text:p>Kyrgyzstan</text:p>
          </table:table-cell>
          <table:table-cell table:style-name="ce9" office:value-type="float" office:value="181" calcext:value-type="float">
            <text:p>181</text:p>
          </table:table-cell>
          <table:table-cell/>
          <table:table-cell table:style-name="ce23"/>
          <table:table-cell table:number-columns-repeated="1020"/>
        </table:table-row>
        <table:table-row table:style-name="ro1">
          <table:table-cell table:style-name="ce7" table:formula="of:=HYPERLINK(&quot;../../../en/countries/profiles/GTM.html&quot;;&quot;Guatemala&quot;)" office:value-type="string" office:string-value="Guatemala" calcext:value-type="string">
            <text:p>Guatema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NAM.html&quot;;&quot;Namibia&quot;)" office:value-type="string" office:string-value="Namibia" calcext:value-type="string">
            <text:p>Namibia</text:p>
          </table:table-cell>
          <table:table-cell table:style-name="ce9" office:value-type="float" office:value="191" calcext:value-type="float">
            <text:p>191</text:p>
          </table:table-cell>
          <table:table-cell/>
          <table:table-cell table:style-name="ce23"/>
          <table:table-cell table:number-columns-repeated="1020"/>
        </table:table-row>
        <table:table-row table:style-name="ro1">
          <table:table-cell table:style-name="ce7" table:formula="of:=HYPERLINK(&quot;../../../en/countries/profiles/TLS.html&quot;;&quot;Timor-Leste&quot;)" office:value-type="string" office:string-value="Timor-Leste" calcext:value-type="string">
            <text:p>Timor-Leste</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MAR.html&quot;;&quot;Morocco&quot;)" office:value-type="string" office:string-value="Morocco" calcext:value-type="string">
            <text:p>Morocco</text:p>
          </table:table-cell>
          <table:table-cell table:style-name="ce9" office:value-type="float" office:value="220" calcext:value-type="float">
            <text:p>220</text:p>
          </table:table-cell>
          <table:table-cell/>
          <table:table-cell table:style-name="ce23"/>
          <table:table-cell table:number-columns-repeated="1020"/>
        </table:table-row>
        <table:table-row table:style-name="ro1">
          <table:table-cell table:style-name="ce7" table:formula="of:=HYPERLINK(&quot;../../../en/countries/profiles/HND.html&quot;;&quot;Honduras&quot;)" office:value-type="string" office:string-value="Honduras" calcext:value-type="string">
            <text:p>Honduras</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VUT.html&quot;;&quot;Vanuatu&quot;)" office:value-type="string" office:string-value="Vanuatu" calcext:value-type="string">
            <text:p>Vanuatu</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NIC.html&quot;;&quot;Nicaragua&quot;)" office:value-type="string" office:string-value="Nicaragua" calcext:value-type="string">
            <text:p>Nicaragua</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TJK.html&quot;;&quot;Tajikistan&quot;)" office:value-type="string" office:string-value="Tajikistan" calcext:value-type="string">
            <text:p>Tajikistan</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KIR.html&quot;;&quot;Kiribati&quot;)" office:value-type="string" office:string-value="Kiribati" calcext:value-type="string">
            <text:p>Kiribati</text:p>
          </table:table-cell>
          <table:table-cell table:style-name="ce9" office:value-type="float" office:value="114" calcext:value-type="float">
            <text:p>114</text:p>
          </table:table-cell>
          <table:table-cell/>
          <table:table-cell table:style-name="ce23"/>
          <table:table-cell table:number-columns-repeated="1020"/>
        </table:table-row>
        <table:table-row table:style-name="ro1">
          <table:table-cell table:style-name="ce7" table:formula="of:=HYPERLINK(&quot;../../../en/countries/profiles/IND.html&quot;;&quot;India&quot;)" office:value-type="string" office:string-value="India" calcext:value-type="string">
            <text:p>India</text:p>
          </table:table-cell>
          <table:table-cell table:style-name="ce9" office:value-type="float" office:value="30" calcext:value-type="float">
            <text:p>30</text:p>
          </table:table-cell>
          <table:table-cell/>
          <table:table-cell table:style-name="ce23"/>
          <table:table-cell table:number-columns-repeated="1020"/>
        </table:table-row>
        <table:table-row table:style-name="ro1">
          <table:table-cell table:style-name="ce7" table:formula="of:=HYPERLINK(&quot;../../../en/countries/profiles/KHM.html&quot;;&quot;Cambodia&quot;)" office:value-type="string" office:string-value="Cambodia" calcext:value-type="string">
            <text:p>Cambodia</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BTN.html&quot;;&quot;Bhutan&quot;)" office:value-type="string" office:string-value="Bhutan" calcext:value-type="string">
            <text:p>Bhutan</text:p>
          </table:table-cell>
          <table:table-cell table:style-name="ce9" office:value-type="float" office:value="135" calcext:value-type="float">
            <text:p>135</text:p>
          </table:table-cell>
          <table:table-cell/>
          <table:table-cell table:style-name="ce23"/>
          <table:table-cell table:number-columns-repeated="1020"/>
        </table:table-row>
        <table:table-row table:style-name="ro1">
          <table:table-cell table:style-name="ce7" table:formula="of:=HYPERLINK(&quot;../../../en/countries/profiles/GHA.html&quot;;&quot;Ghana&quot;)" office:value-type="string" office:string-value="Ghana" calcext:value-type="string">
            <text:p>Ghana</text:p>
          </table:table-cell>
          <table:table-cell table:style-name="ce9" office:value-type="float" office:value="54" calcext:value-type="float">
            <text:p>54</text:p>
          </table:table-cell>
          <table:table-cell/>
          <table:table-cell table:style-name="ce23"/>
          <table:table-cell table:number-columns-repeated="1020"/>
        </table:table-row>
        <table:table-row table:style-name="ro1">
          <table:table-cell table:style-name="ce7" table:formula="of:=HYPERLINK(&quot;../../../en/countries/profiles/LAO.html&quot;;&quot;Lao People's Democratic Republic&quot;)" office:value-type="string" office:string-value="Lao People's Democratic Republic" calcext:value-type="string">
            <text:p>Lao People's Democratic Republic</text:p>
          </table:table-cell>
          <table:table-cell table:style-name="ce9" office:value-type="float" office:value="69" calcext:value-type="float">
            <text:p>69</text:p>
          </table:table-cell>
          <table:table-cell/>
          <table:table-cell table:style-name="ce23"/>
          <table:table-cell table:number-columns-repeated="1020"/>
        </table:table-row>
        <table:table-row table:style-name="ro1">
          <table:table-cell table:style-name="ce7" table:formula="of:=HYPERLINK(&quot;../../../en/countries/profiles/COG.html&quot;;&quot;Congo&quot;)" office:value-type="string" office:string-value="Congo" calcext:value-type="string">
            <text:p>Congo</text:p>
          </table:table-cell>
          <table:table-cell table:style-name="ce9" office:value-type="float" office:value="31" calcext:value-type="float">
            <text:p>31</text:p>
          </table:table-cell>
          <table:table-cell/>
          <table:table-cell table:style-name="ce23"/>
          <table:table-cell table:number-columns-repeated="1020"/>
        </table:table-row>
        <table:table-row table:style-name="ro1">
          <table:table-cell table:style-name="ce7" table:formula="of:=HYPERLINK(&quot;../../../en/countries/profiles/ZMB.html&quot;;&quot;Zambia&quot;)" office:value-type="string" office:string-value="Zambia" calcext:value-type="string">
            <text:p>Zambia</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STP.html&quot;;&quot;Sao Tome and Principe&quot;)" office:value-type="string" office:string-value="Sao Tome and Principe" calcext:value-type="string">
            <text:p>Sao Tome and Principe</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BGD.html&quot;;&quot;Bangladesh&quot;)" office:value-type="string" office:string-value="Bangladesh" calcext:value-type="string">
            <text:p>Bangladesh</text:p>
          </table:table-cell>
          <table:table-cell table:style-name="ce9" office:value-type="float" office:value="42" calcext:value-type="float">
            <text:p>42</text:p>
          </table:table-cell>
          <table:table-cell/>
          <table:table-cell table:style-name="ce23"/>
          <table:table-cell table:number-columns-repeated="1020"/>
        </table:table-row>
        <table:table-row table:style-name="ro1">
          <table:table-cell table:style-name="ce7" table:formula="of:=HYPERLINK(&quot;../../../en/countries/profiles/GNQ.html&quot;;&quot;Equatorial Guinea&quot;)" office:value-type="string" office:string-value="Equatorial Guinea" calcext:value-type="string">
            <text:p>Equatorial Guinea</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NPL.html&quot;;&quot;Nepal&quot;)" office:value-type="string" office:string-value="Nepal" calcext:value-type="string">
            <text:p>Nepal</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PAK.html&quot;;&quot;Pakistan&quot;)" office:value-type="string" office:string-value="Pakistan" calcext:value-type="string">
            <text:p>Pakistan</text:p>
          </table:table-cell>
          <table:table-cell table:style-name="ce9" office:value-type="float" office:value="39" calcext:value-type="float">
            <text:p>39</text:p>
          </table:table-cell>
          <table:table-cell/>
          <table:table-cell table:style-name="ce23"/>
          <table:table-cell table:number-columns-repeated="1020"/>
        </table:table-row>
        <table:table-row table:style-name="ro1">
          <table:table-cell table:style-name="ce7" table:formula="of:=HYPERLINK(&quot;../../../en/countries/profiles/KEN.html&quot;;&quot;Kenya&quot;)" office:value-type="string" office:string-value="Kenya" calcext:value-type="string">
            <text:p>Keny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WZ.html&quot;;&quot;Swaziland&quot;)" office:value-type="string" office:string-value="Swaziland" calcext:value-type="string">
            <text:p>Swaziland</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GO.html&quot;;&quot;Angola&quot;)" office:value-type="string" office:string-value="Angola" calcext:value-type="string">
            <text:p>Ango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MMR.html&quot;;&quot;Myanmar&quot;)" office:value-type="string" office:string-value="Myanmar" calcext:value-type="string">
            <text:p>Myanmar</text:p>
          </table:table-cell>
          <table:table-cell table:style-name="ce9" office:value-type="float" office:value="120" calcext:value-type="float">
            <text:p>120</text:p>
          </table:table-cell>
          <table:table-cell/>
          <table:table-cell table:style-name="ce23"/>
          <table:table-cell table:number-columns-repeated="1020"/>
        </table:table-row>
        <table:table-row table:style-name="ro1">
          <table:table-cell table:style-name="ce7" table:formula="of:=HYPERLINK(&quot;../../../en/countries/profiles/RWA.html&quot;;&quot;Rwanda&quot;)" office:value-type="string" office:string-value="Rwanda" calcext:value-type="string">
            <text:p>Rwanda</text:p>
          </table:table-cell>
          <table:table-cell table:style-name="ce9" office:value-type="float" office:value="492" calcext:value-type="float">
            <text:p>492</text:p>
          </table:table-cell>
          <table:table-cell/>
          <table:table-cell table:style-name="ce23"/>
          <table:table-cell table:number-columns-repeated="1020"/>
        </table:table-row>
        <table:table-row table:style-name="ro1">
          <table:table-cell table:style-name="ce7" table:formula="of:=HYPERLINK(&quot;../../../en/countries/profiles/NGA.html&quot;;&quot;Nigeria&quot;)" office:value-type="string" office:string-value="Nigeria" calcext:value-type="string">
            <text:p>Nigeria</text:p>
          </table:table-cell>
          <table:table-cell table:style-name="ce9" office:value-type="float" office:value="32" calcext:value-type="float">
            <text:p>32</text:p>
          </table:table-cell>
          <table:table-cell/>
          <table:table-cell table:style-name="ce23"/>
          <table:table-cell table:number-columns-repeated="1020"/>
        </table:table-row>
        <table:table-row table:style-name="ro1">
          <table:table-cell table:style-name="ce7" table:formula="of:=HYPERLINK(&quot;../../../en/countries/profiles/CMR.html&quot;;&quot;Cameroon&quot;)" office:value-type="string" office:string-value="Cameroon" calcext:value-type="string">
            <text:p>Cameroon</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YEM.html&quot;;&quot;Yemen&quot;)" office:value-type="string" office:string-value="Yemen" calcext:value-type="string">
            <text:p>Yemen</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MDG.html&quot;;&quot;Madagascar&quot;)" office:value-type="string" office:string-value="Madagascar" calcext:value-type="string">
            <text:p>Madagascar</text:p>
          </table:table-cell>
          <table:table-cell table:style-name="ce9" office:value-type="float" office:value="87" calcext:value-type="float">
            <text:p>87</text:p>
          </table:table-cell>
          <table:table-cell/>
          <table:table-cell table:style-name="ce23"/>
          <table:table-cell table:number-columns-repeated="1020"/>
        </table:table-row>
        <table:table-row table:style-name="ro1">
          <table:table-cell table:style-name="ce7" table:formula="of:=HYPERLINK(&quot;../../../en/countries/profiles/ZWE.html&quot;;&quot;Zimbabwe&quot;)" office:value-type="string" office:string-value="Zimbabwe" calcext:value-type="string">
            <text:p>Zimbabwe</text:p>
          </table:table-cell>
          <table:table-cell table:style-name="ce9" office:value-type="float" office:value="129" calcext:value-type="float">
            <text:p>129</text:p>
          </table:table-cell>
          <table:table-cell/>
          <table:table-cell table:style-name="ce23"/>
          <table:table-cell table:number-columns-repeated="1020"/>
        </table:table-row>
        <table:table-row table:style-name="ro1">
          <table:table-cell table:style-name="ce7" table:formula="of:=HYPERLINK(&quot;../../../en/countries/profiles/SLB.html&quot;;&quot;Solomon Islands&quot;)" office:value-type="string" office:string-value="Solomon Islands" calcext:value-type="string">
            <text:p>Solomon Islands</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PNG.html&quot;;&quot;Papua New Guinea&quot;)" office:value-type="string" office:string-value="Papua New Guinea" calcext:value-type="string">
            <text:p>Papua New Guinea</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TZA.html&quot;;&quot;Tanzania (United Republic of)&quot;)" office:value-type="string" office:string-value="Tanzania (United Republic of)" calcext:value-type="string">
            <text:p>Tanzania (United Republic of)</text:p>
          </table:table-cell>
          <table:table-cell table:style-name="ce9" office:value-type="float" office:value="78" calcext:value-type="float">
            <text:p>78</text:p>
          </table:table-cell>
          <table:table-cell/>
          <table:table-cell table:style-name="ce23"/>
          <table:table-cell table:number-columns-repeated="1020"/>
        </table:table-row>
        <table:table-row table:style-name="ro1">
          <table:table-cell table:style-name="ce7" table:formula="of:=HYPERLINK(&quot;../../../en/countries/profiles/COM.html&quot;;&quot;Comoros&quot;)" office:value-type="string" office:string-value="Comoros" calcext:value-type="string">
            <text:p>Comoros</text:p>
          </table:table-cell>
          <table:table-cell table:style-name="ce9" office:value-type="float" office:value="16" calcext:value-type="float">
            <text:p>16</text:p>
          </table:table-cell>
          <table:table-cell/>
          <table:table-cell table:style-name="ce23"/>
          <table:table-cell table:number-columns-repeated="1020"/>
        </table:table-row>
        <table:table-row table:style-name="ro1">
          <table:table-cell table:style-name="ce7" table:formula="of:=HYPERLINK(&quot;../../../en/countries/profiles/MRT.html&quot;;&quot;Mauritania&quot;)" office:value-type="string" office:string-value="Mauritania" calcext:value-type="string">
            <text:p>Mauritania</text:p>
          </table:table-cell>
          <table:table-cell table:style-name="ce9" office:value-type="float" office:value="45" calcext:value-type="float">
            <text:p>45</text:p>
          </table:table-cell>
          <table:table-cell/>
          <table:table-cell table:style-name="ce23"/>
          <table:table-cell table:number-columns-repeated="1020"/>
        </table:table-row>
        <table:table-row table:style-name="ro1">
          <table:table-cell table:style-name="ce7" table:formula="of:=HYPERLINK(&quot;../../../en/countries/profiles/LSO.html&quot;;&quot;Lesotho&quot;)" office:value-type="string" office:string-value="Lesotho" calcext:value-type="string">
            <text:p>Lesotho</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EN.html&quot;;&quot;Senegal&quot;)" office:value-type="string" office:string-value="Senegal" calcext:value-type="string">
            <text:p>Senegal</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UGA.html&quot;;&quot;Uganda&quot;)" office:value-type="string" office:string-value="Uganda" calcext:value-type="string">
            <text:p>Uganda</text:p>
          </table:table-cell>
          <table:table-cell table:style-name="ce9" office:value-type="float" office:value="97" calcext:value-type="float">
            <text:p>97</text:p>
          </table:table-cell>
          <table:table-cell/>
          <table:table-cell table:style-name="ce23"/>
          <table:table-cell table:number-columns-repeated="1020"/>
        </table:table-row>
        <table:table-row table:style-name="ro1">
          <table:table-cell table:style-name="ce7" table:formula="of:=HYPERLINK(&quot;../../../en/countries/profiles/BEN.html&quot;;&quot;Benin&quot;)" office:value-type="string" office:string-value="Benin" calcext:value-type="string">
            <text:p>Benin</text:p>
          </table:table-cell>
          <table:table-cell table:style-name="ce9" office:value-type="float" office:value="75" calcext:value-type="float">
            <text:p>75</text:p>
          </table:table-cell>
          <table:table-cell/>
          <table:table-cell table:style-name="ce23"/>
          <table:table-cell table:number-columns-repeated="1020"/>
        </table:table-row>
        <table:table-row table:style-name="ro1">
          <table:table-cell table:style-name="ce7" table:formula="of:=HYPERLINK(&quot;../../../en/countries/profiles/TGO.html&quot;;&quot;Togo&quot;)" office:value-type="string" office:string-value="Togo" calcext:value-type="string">
            <text:p>Togo</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SDN.html&quot;;&quot;Sudan&quot;)" office:value-type="string" office:string-value="Sudan" calcext:value-type="string">
            <text:p>Sudan</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HTI.html&quot;;&quot;Haiti&quot;)" office:value-type="string" office:string-value="Haiti" calcext:value-type="string">
            <text:p>Haiti</text:p>
          </table:table-cell>
          <table:table-cell table:style-name="ce9" office:value-type="float" office:value="96" calcext:value-type="float">
            <text:p>96</text:p>
          </table:table-cell>
          <table:table-cell/>
          <table:table-cell table:style-name="ce23"/>
          <table:table-cell table:number-columns-repeated="1020"/>
        </table:table-row>
        <table:table-row table:style-name="ro1">
          <table:table-cell table:style-name="ce7" table:formula="of:=HYPERLINK(&quot;../../../en/countries/profiles/AFG.html&quot;;&quot;Afghanistan&quot;)" office:value-type="string" office:string-value="Afghanistan" calcext:value-type="string">
            <text:p>Afghanistan</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DJI.html&quot;;&quot;Djibouti&quot;)" office:value-type="string" office:string-value="Djibouti" calcext:value-type="string">
            <text:p>Djibouti</text:p>
          </table:table-cell>
          <table:table-cell table:style-name="ce9" office:value-type="float" office:value="83" calcext:value-type="float">
            <text:p>83</text:p>
          </table:table-cell>
          <table:table-cell/>
          <table:table-cell table:style-name="ce23"/>
          <table:table-cell table:number-columns-repeated="1020"/>
        </table:table-row>
        <table:table-row table:style-name="ro1">
          <table:table-cell table:style-name="ce7" table:formula="of:=HYPERLINK(&quot;../../../en/countries/profiles/CIV.html&quot;;&quot;Côte d'Ivoire&quot;)" office:value-type="string" office:string-value="Côte d'Ivoire" calcext:value-type="string">
            <text:p>Côte d'Ivoire</text:p>
          </table:table-cell>
          <table:table-cell table:style-name="ce9" office:value-type="float" office:value="34" calcext:value-type="float">
            <text:p>34</text:p>
          </table:table-cell>
          <table:table-cell/>
          <table:table-cell table:style-name="ce23"/>
          <table:table-cell table:number-columns-repeated="1020"/>
        </table:table-row>
        <table:table-row table:style-name="ro1">
          <table:table-cell table:style-name="ce7" table:formula="of:=HYPERLINK(&quot;../../../en/countries/profiles/GMB.html&quot;;&quot;Gambia&quot;)" office:value-type="string" office:string-value="Gambia" calcext:value-type="string">
            <text:p>Gambia</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ETH.html&quot;;&quot;Ethiopia&quot;)" office:value-type="string" office:string-value="Ethiopia" calcext:value-type="string">
            <text:p>Ethiopia</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MWI.html&quot;;&quot;Malawi&quot;)" office:value-type="string" office:string-value="Malawi" calcext:value-type="string">
            <text:p>Malawi</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LBR.html&quot;;&quot;Liberia&quot;)" office:value-type="string" office:string-value="Liberia" calcext:value-type="string">
            <text:p>Liberia</text:p>
          </table:table-cell>
          <table:table-cell table:style-name="ce9" office:value-type="float" office:value="46" calcext:value-type="float">
            <text:p>46</text:p>
          </table:table-cell>
          <table:table-cell/>
          <table:table-cell table:style-name="ce23"/>
          <table:table-cell table:number-columns-repeated="1020"/>
        </table:table-row>
        <table:table-row table:style-name="ro1">
          <table:table-cell table:style-name="ce7" table:formula="of:=HYPERLINK(&quot;../../../en/countries/profiles/MLI.html&quot;;&quot;Mali&quot;)" office:value-type="string" office:string-value="Mali" calcext:value-type="string">
            <text:p>Mali</text:p>
          </table:table-cell>
          <table:table-cell table:style-name="ce9" office:value-type="float" office:value="36" calcext:value-type="float">
            <text:p>36</text:p>
          </table:table-cell>
          <table:table-cell/>
          <table:table-cell table:style-name="ce23"/>
          <table:table-cell table:number-columns-repeated="1020"/>
        </table:table-row>
        <table:table-row table:style-name="ro1">
          <table:table-cell table:style-name="ce7" table:formula="of:=HYPERLINK(&quot;../../../en/countries/profiles/GNB.html&quot;;&quot;Guinea-Bissau&quot;)" office:value-type="string" office:string-value="Guinea-Bissau" calcext:value-type="string">
            <text:p>Guinea-Bissau</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MOZ.html&quot;;&quot;Mozambique&quot;)" office:value-type="string" office:string-value="Mozambique" calcext:value-type="string">
            <text:p>Mozambique</text:p>
          </table:table-cell>
          <table:table-cell table:style-name="ce9" office:value-type="float" office:value="65" calcext:value-type="float">
            <text:p>65</text:p>
          </table:table-cell>
          <table:table-cell/>
          <table:table-cell table:style-name="ce23"/>
          <table:table-cell table:number-columns-repeated="1020"/>
        </table:table-row>
        <table:table-row table:style-name="ro1">
          <table:table-cell table:style-name="ce7" table:formula="of:=HYPERLINK(&quot;../../../en/countries/profiles/GIN.html&quot;;&quot;Guinea&quot;)" office:value-type="string" office:string-value="Guinea" calcext:value-type="string">
            <text:p>Guinea</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BDI.html&quot;;&quot;Burundi&quot;)" office:value-type="string" office:string-value="Burundi" calcext:value-type="string">
            <text:p>Burundi</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BFA.html&quot;;&quot;Burkina Faso&quot;)" office:value-type="string" office:string-value="Burkina Faso" calcext:value-type="string">
            <text:p>Burkina Faso</text:p>
          </table:table-cell>
          <table:table-cell table:style-name="ce9" office:value-type="float" office:value="28" calcext:value-type="float">
            <text:p>28</text:p>
          </table:table-cell>
          <table:table-cell/>
          <table:table-cell table:style-name="ce23"/>
          <table:table-cell table:number-columns-repeated="1020"/>
        </table:table-row>
        <table:table-row table:style-name="ro1">
          <table:table-cell table:style-name="ce7" table:formula="of:=HYPERLINK(&quot;../../../en/countries/profiles/ERI.html&quot;;&quot;Eritrea&quot;)" office:value-type="string" office:string-value="Eritrea" calcext:value-type="string">
            <text:p>Eritrea</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SLE.html&quot;;&quot;Sierra Leone&quot;)" office:value-type="string" office:string-value="Sierra Leone" calcext:value-type="string">
            <text:p>Sierra Leone</text:p>
          </table:table-cell>
          <table:table-cell table:style-name="ce9" office:value-type="float" office:value="52" calcext:value-type="float">
            <text:p>52</text:p>
          </table:table-cell>
          <table:table-cell/>
          <table:table-cell table:style-name="ce23"/>
          <table:table-cell table:number-columns-repeated="1020"/>
        </table:table-row>
        <table:table-row table:style-name="ro1">
          <table:table-cell table:style-name="ce7" table:formula="of:=HYPERLINK(&quot;../../../en/countries/profiles/TCD.html&quot;;&quot;Chad&quot;)" office:value-type="string" office:string-value="Chad" calcext:value-type="string">
            <text:p>Chad</text:p>
          </table:table-cell>
          <table:table-cell table:style-name="ce9" office:value-type="float" office:value="41" calcext:value-type="float">
            <text:p>41</text:p>
          </table:table-cell>
          <table:table-cell/>
          <table:table-cell table:style-name="ce23"/>
          <table:table-cell table:number-columns-repeated="1020"/>
        </table:table-row>
        <table:table-row table:style-name="ro1">
          <table:table-cell table:style-name="ce7" table:formula="of:=HYPERLINK(&quot;../../../en/countries/profiles/CAF.html&quot;;&quot;Central African Republic&quot;)" office:value-type="string" office:string-value="Central African Republic" calcext:value-type="string">
            <text:p>Central African Republic</text:p>
          </table:table-cell>
          <table:table-cell table:style-name="ce9" office:value-type="float" office:value="19" calcext:value-type="float">
            <text:p>19</text:p>
          </table:table-cell>
          <table:table-cell/>
          <table:table-cell table:style-name="ce23"/>
          <table:table-cell table:number-columns-repeated="1020"/>
        </table:table-row>
        <table:table-row table:style-name="ro5">
          <table:table-cell table:style-name="ce7" table:formula="of:=HYPERLINK(&quot;../../../en/countries/profiles/COD.html&quot;;&quot;Congo (Democratic Republic of the)&quot;)" office:value-type="string" office:string-value="Congo (Democratic Republic of the)" calcext:value-type="string">
            <text:p>Congo (Democratic Republic of the)</text:p>
          </table:table-cell>
          <table:table-cell table:style-name="ce9" office:value-type="float" office:value="33" calcext:value-type="float">
            <text:p>33</text:p>
          </table:table-cell>
          <table:table-cell table:style-name="ce17" table:number-columns-repeated="3"/>
          <table:table-cell table:number-columns-repeated="1019"/>
        </table:table-row>
        <table:table-row table:style-name="ro1">
          <table:table-cell table:style-name="ce7" table:formula="of:=HYPERLINK(&quot;../../../en/countries/profiles/NER.html&quot;;&quot;Niger&quot;)" office:value-type="string" office:string-value="Niger" calcext:value-type="string">
            <text:p>Niger</text:p>
          </table:table-cell>
          <table:table-cell table:style-name="ce9" office:value-type="float" office:value="42" calcext:value-type="float">
            <text:p>42</text:p>
          </table:table-cell>
          <table:table-cell table:style-name="ce12"/>
          <table:table-cell table:number-columns-repeated="1021"/>
        </table:table-row>
        <table:table-row table:style-name="ro1">
          <table:table-cell table:style-name="ce7" table:formula="of:=HYPERLINK(&quot;../../../en/countries/profiles/SSD.html&quot;;&quot;South Sudan&quot;)" office:value-type="string" office:string-value="South Sudan" calcext:value-type="string">
            <text:p>South Sudan</text:p>
          </table:table-cell>
          <table:table-cell table:style-name="ce9" office:value-type="float" office:value="65" calcext:value-type="float">
            <text:p>65</text:p>
          </table:table-cell>
          <table:table-cell table:style-name="ce12"/>
          <table:table-cell table:number-columns-repeated="1021"/>
        </table:table-row>
        <table:table-row table:style-name="ro1">
          <table:table-cell table:style-name="ce7" table:formula="of:=HYPERLINK(&quot;../../../en/countries/profiles/TUV.html&quot;;&quot;Tuvalu&quot;)" office:value-type="string" office:string-value="Tuvalu" calcext:value-type="string">
            <text:p>Tuvalu</text:p>
          </table:table-cell>
          <table:table-cell table:style-name="ce9" office:value-type="float" office:value="120" calcext:value-type="float">
            <text:p>120</text:p>
          </table:table-cell>
          <table:table-cell table:style-name="ce12"/>
          <table:table-cell table:number-columns-repeated="1021"/>
        </table:table-row>
        <table:table-row table:style-name="ro1">
          <table:table-cell table:style-name="ce7" table:formula="of:=HYPERLINK(&quot;../../../en/countries/profiles/SOM.html&quot;;&quot;Somalia&quot;)" office:value-type="string" office:string-value="Somalia" calcext:value-type="string">
            <text:p>Somalia</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7" table:formula="of:=HYPERLINK(&quot;../../../en/countries/profiles/SMR.html&quot;;&quot;San Marino&quot;)" office:value-type="string" office:string-value="San Marino" calcext:value-type="string">
            <text:p>San Marino</text:p>
          </table:table-cell>
          <table:table-cell table:style-name="ce9" office:value-type="float" office:value="6" calcext:value-type="float">
            <text:p>6</text:p>
          </table:table-cell>
          <table:table-cell table:style-name="ce22" table:number-columns-repeated="3"/>
          <table:table-cell table:number-columns-repeated="1019"/>
        </table:table-row>
        <table:table-row table:style-name="ro1">
          <table:table-cell table:style-name="ce7" table:formula="of:=HYPERLINK(&quot;../../../en/countries/profiles/NRU.html&quot;;&quot;Nauru&quot;)" office:value-type="string" office:string-value="Nauru" calcext:value-type="string">
            <text:p>Nauru</text:p>
          </table:table-cell>
          <table:table-cell table:style-name="ce9" office:value-type="float" office:value="277" calcext:value-type="float">
            <text:p>277</text:p>
          </table:table-cell>
          <table:table-cell table:style-name="ce12"/>
          <table:table-cell table:number-columns-repeated="1021"/>
        </table:table-row>
        <table:table-row table:style-name="ro1">
          <table:table-cell table:style-name="ce7" table:formula="of:=HYPERLINK(&quot;../../../en/countries/profiles/MCO.html&quot;;&quot;Monaco&quot;)" office:value-type="string" office:string-value="Monaco" calcext:value-type="string">
            <text:p>Monaco</text:p>
          </table:table-cell>
          <table:table-cell table:style-name="ce9" office:value-type="float" office:value="73" calcext:value-type="float">
            <text:p>73</text:p>
          </table:table-cell>
          <table:table-cell table:style-name="ce12"/>
          <table:table-cell table:number-columns-repeated="1021"/>
        </table:table-row>
        <table:table-row table:style-name="ro1">
          <table:table-cell table:style-name="ce7" table:formula="of:=HYPERLINK(&quot;../../../en/countries/profiles/MHL.html&quot;;&quot;Marshall Islands&quot;)" office:value-type="string" office:string-value="Marshall Islands" calcext:value-type="string">
            <text:p>Marshall Islands</text:p>
          </table:table-cell>
          <table:table-cell table:style-name="ce9" office:value-type="float" office:value="58" calcext:value-type="float">
            <text:p>58</text:p>
          </table:table-cell>
          <table:table-cell table:style-name="ce22" table:number-columns-repeated="3"/>
          <table:table-cell table:number-columns-repeated="1019"/>
        </table:table-row>
        <table:table-row table:style-name="ro1">
          <table:table-cell table:style-name="ce7" table:formula="of:=HYPERLINK(&quot;../../../en/countries/profiles/PRK.html&quot;;&quot;Korea (Democratic People's Rep. of)&quot;)" office:value-type="string" office:string-value="Korea (Democratic People's Rep. of)" calcext:value-type="string">
            <text:p>Korea (Democratic People's Rep. of)</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8" table:number-columns-spanned="2" table:number-rows-spanned="1"/>
          <table:covered-table-cell/>
          <table:table-cell table:style-name="ce12"/>
          <table:table-cell table:number-columns-repeated="1021"/>
        </table:table-row>
        <table:table-row table:style-name="ro1">
          <table:table-cell table:style-name="ce9" table:number-columns-repeated="2"/>
          <table:table-cell table:style-name="ce12"/>
          <table:table-cell table:number-columns-repeated="1021"/>
        </table:table-row>
        <table:table-row table:style-name="ro3">
          <table:table-cell table:style-name="ce9" table:number-columns-repeated="2"/>
          <table:table-cell table:style-name="ce12"/>
          <table:table-cell table:number-columns-repeated="1021"/>
        </table:table-row>
        <table:table-row table:style-name="ro1" table:number-rows-repeated="3">
          <table:table-cell table:style-name="ce9" table:number-columns-repeated="2"/>
          <table:table-cell table:style-name="ce12"/>
          <table:table-cell table:number-columns-repeated="1021"/>
        </table:table-row>
        <table:table-row table:style-name="ro1" table:number-rows-repeated="765">
          <table:table-cell table:style-name="ce10"/>
          <table:table-cell table:style-name="ce12" table:number-columns-repeated="2"/>
          <table:table-cell table:number-columns-repeated="1021"/>
        </table:table-row>
        <table:table-row table:style-name="ro6" table:number-rows-repeated="1047572">
          <table:table-cell table:number-columns-repeated="1024"/>
        </table:table-row>
        <table:table-row table:style-name="ro6">
          <table:table-cell table:number-columns-repeated="1024"/>
        </table:table-row>
        <calcext:conditional-formats>
          <calcext:conditional-format calcext:target-range-address="Sheet1.B9:Sheet1.B9 Sheet1.B11:Sheet1.B11">
            <calcext:condition calcext:apply-style-name="ConditionalStyle_1" calcext:value="formula-is(LEN(TRIM([.B9]))&gt;0)" calcext:base-cell-address="Sheet1.B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54" meta:object-count="0"/>
    <meta:generator>LibreOfficeDev/5.1.0.3$Linux_X86_64 LibreOffice_project/</meta:generator>
  </office:meta>
</office:document-meta>
</file>